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ff8080"/>
    </style:style>
    <style:style style:name="ce8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3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2" table:number-columns-repeated="2" table:default-cell-style-name="ce9"/>
        <table:table-column table:style-name="co4" table:default-cell-style-name="ce3"/>
        <table:table-column table:style-name="co2" table:default-cell-style-name="ce11"/>
        <table:table-column table:style-name="co2" table:number-columns-repeated="3" table:default-cell-style-name="ce3"/>
        <table:table-column table:style-name="co4" table:default-cell-style-name="ce3"/>
        <table:table-column table:style-name="co2" table:default-cell-style-name="ce11"/>
        <table:table-column table:style-name="co2" table:default-cell-style-name="ce3"/>
        <table:table-column table:style-name="co2" table:number-columns-repeated="3" table:default-cell-style-name="ce13"/>
        <table:table-column table:style-name="co4" table:default-cell-style-name="ce3"/>
        <table:table-column table:style-name="co2" table:default-cell-style-name="ce11"/>
        <table:table-column table:style-name="co2" table:default-cell-style-name="ce3"/>
        <table:table-column table:style-name="co2" table:number-columns-repeated="3" table:default-cell-style-name="ce13"/>
        <table:table-column table:style-name="co4" table:default-cell-style-name="ce3"/>
        <table:table-column table:style-name="co2" table:default-cell-style-name="ce11"/>
        <table:table-column table:style-name="co2" table:default-cell-style-name="ce3"/>
        <table:table-column table:style-name="co2" table:number-columns-repeated="3" table:default-cell-style-name="ce13"/>
        <table:table-column table:style-name="co4" table:default-cell-style-name="ce3"/>
        <table:table-column table:style-name="co2" table:default-cell-style-name="ce3"/>
        <table:table-column table:style-name="co2" table:number-columns-repeated="2" table:default-cell-style-name="ce13"/>
        <table:table-column table:style-name="co2" table:default-cell-style-name="ce3"/>
        <table:table-column table:style-name="co2" table:number-columns-repeated="2" table:default-cell-style-name="ce13"/>
        <table:table-column table:style-name="co2" table:default-cell-style-name="ce3"/>
        <table:table-column table:style-name="co2" table:number-columns-repeated="2" table:default-cell-style-name="ce13"/>
        <table:table-column table:style-name="co4" table:default-cell-style-name="ce3"/>
        <table:table-column table:style-name="co5" table:number-columns-repeated="97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FR</text:p>
          </table:table-cell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PI</text:p>
          </table:table-cell>
          <table:table-cell table:style-name="ce8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10" office:value-type="string" calcext:value-type="string">
            <text:p>DPC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10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12" office:value-type="string" calcext:value-type="string">
            <text:p>F_B7</text:p>
          </table:table-cell>
          <table:table-cell table:style-name="ce12" office:value-type="string" calcext:value-type="string">
            <text:p>eF_B7</text:p>
          </table:table-cell>
          <table:table-cell table:style-name="ce12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10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12" office:value-type="string" calcext:value-type="string">
            <text:p>F_B6</text:p>
          </table:table-cell>
          <table:table-cell table:style-name="ce12" office:value-type="string" calcext:value-type="string">
            <text:p>eF_B6</text:p>
          </table:table-cell>
          <table:table-cell table:style-name="ce12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10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2" office:value-type="string" calcext:value-type="string">
            <text:p>F_B3</text:p>
          </table:table-cell>
          <table:table-cell table:style-name="ce12" office:value-type="string" calcext:value-type="string">
            <text:p>eF_B3</text:p>
          </table:table-cell>
          <table:table-cell table:style-name="ce12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12" office:value-type="string" calcext:value-type="string">
            <text:p>A67</text:p>
          </table:table-cell>
          <table:table-cell table:style-name="ce12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12" office:value-type="string" calcext:value-type="string">
            <text:p>A36</text:p>
          </table:table-cell>
          <table:table-cell table:style-name="ce12" office:value-type="string" calcext:value-type="string">
            <text:p>LIM_A36</text:p>
          </table:table-cell>
          <table:table-cell table:style-name="ce1" office:value-type="string" calcext:value-type="string">
            <text:p>FL_R7</text:p>
          </table:table-cell>
          <table:table-cell table:style-name="ce12" office:value-type="string" calcext:value-type="string">
            <text:p>R7</text:p>
          </table:table-cell>
          <table:table-cell table:style-name="ce12" office:value-type="string" calcext:value-type="string">
            <text:p>LIM_R7</text:p>
          </table:table-cell>
          <table:table-cell table:style-name="ce1" office:value-type="string" calcext:value-type="string">
            <text:p>REF_R7</text:p>
          </table:table-cell>
          <table:table-cell table:style-name="ce14" table:number-columns-repeated="9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10</text:p>
          </table:table-cell>
          <table:table-cell office:value-type="float" office:value="0.0999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3.15506408547" calcext:value-type="float">
            <text:p>12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3</text:p>
          </table:table-cell>
          <table:table-cell office:value-type="float" office:value="0.166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0.551462012836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8</text:p>
          </table:table-cell>
          <table:table-cell office:value-type="float" office:value="0.046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1.556692690657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959167774823" calcext:value-type="float">
            <text:p>131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</text:p>
          </table:table-cell>
          <table:table-cell office:value-type="float" office:value="0.0389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1.748590915193" calcext:value-type="float">
            <text:p>13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</text:p>
          </table:table-cell>
          <table:table-cell office:value-type="float" office:value="0.086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5.25546339878" calcext:value-type="float">
            <text:p>135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+2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353560407034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4</text:p>
          </table:table-cell>
          <table:table-cell office:value-type="float" office:value="0.5435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42.247360798138" calcext:value-type="float">
            <text:p>142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AB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454768566181" calcext:value-type="float">
            <text:p>132.5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AB</text:p>
          </table:table-cell>
          <table:table-cell office:value-type="float" office:value="7.2133" calcext:value-type="float">
            <text:p>7.21</text:p>
          </table:table-cell>
          <table:table-cell office:value-type="float" office:value="0.7916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9.142288911771" calcext:value-type="float">
            <text:p>139.1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</text:p>
          </table:table-cell>
          <table:table-cell office:value-type="float" office:value="0.051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8.05522579086" calcext:value-type="float">
            <text:p>12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2</text:p>
          </table:table-cell>
          <table:table-cell office:value-type="float" office:value="0.039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556724491827" calcext:value-type="float">
            <text:p>12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447613517169" calcext:value-type="float">
            <text:p>156.4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548949589213" calcext:value-type="float">
            <text:p>15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5.543438601667" calcext:value-type="float">
            <text:p>15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1</text:p>
          </table:table-cell>
          <table:table-cell office:value-type="float" office:value="0.08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30.747175090332" calcext:value-type="float">
            <text:p>13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45792874706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</text:p>
          </table:table-cell>
          <table:table-cell office:value-type="float" office:value="0.107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5.153536958283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156403322801" calcext:value-type="float">
            <text:p>13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5</text:p>
          </table:table-cell>
          <table:table-cell office:value-type="float" office:value="0.5438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59.644068910315" calcext:value-type="float">
            <text:p>15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6</text:p>
          </table:table-cell>
          <table:table-cell office:value-type="float" office:value="0.043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350949835471" calcext:value-type="float">
            <text:p>12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8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056400022691" calcext:value-type="float">
            <text:p>13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</text:p>
          </table:table-cell>
          <table:table-cell office:value-type="float" office:value="0.076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8.758907548951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</text:p>
          </table:table-cell>
          <table:table-cell office:value-type="float" office:value="0.040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852540324492" calcext:value-type="float">
            <text:p>130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</text:p>
          </table:table-cell>
          <table:table-cell office:value-type="float" office:value="0.3338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24.150891340303" calcext:value-type="float">
            <text:p>12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448790778443" calcext:value-type="float">
            <text:p>12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950544881799" calcext:value-type="float">
            <text:p>124.0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344464275072" calcext:value-type="float">
            <text:p>12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</text:p>
          </table:table-cell>
          <table:table-cell office:value-type="float" office:value="0.3702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31.553068492435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2</text:p>
          </table:table-cell>
          <table:table-cell office:value-type="float" office:value="0.115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15608563131" calcext:value-type="float">
            <text:p>117.2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3</text:p>
          </table:table-cell>
          <table:table-cell office:value-type="float" office:value="0.3196" calcext:value-type="float">
            <text:p>0.32</text:p>
          </table:table-cell>
          <table:table-cell office:value-type="string" calcext:value-type="string">
            <text:p>avg</text:p>
          </table:table-cell>
          <table:table-cell office:value-type="float" office:value="130.649171040204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151012304724" calcext:value-type="float">
            <text:p>125.2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8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19.053948356449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2</text:p>
          </table:table-cell>
          <table:table-cell office:value-type="float" office:value="0.8284" calcext:value-type="float">
            <text:p>0.83</text:p>
          </table:table-cell>
          <table:table-cell office:value-type="string" calcext:value-type="string">
            <text:p>avg</text:p>
          </table:table-cell>
          <table:table-cell office:value-type="float" office:value="132.137844593758" calcext:value-type="float">
            <text:p>13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8.84447072495" calcext:value-type="float">
            <text:p>138.8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737720902251" calcext:value-type="float">
            <text:p>13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537295822721" calcext:value-type="float">
            <text:p>13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5</text:p>
          </table:table-cell>
          <table:table-cell office:value-type="float" office:value="0.0578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756600287577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</text:p>
          </table:table-cell>
          <table:table-cell office:value-type="float" office:value="0.063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1.357834776993" calcext:value-type="float">
            <text:p>131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6</text:p>
          </table:table-cell>
          <table:table-cell office:value-type="float" office:value="0.3007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19.148265194395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</text:p>
          </table:table-cell>
          <table:table-cell office:value-type="float" office:value="0.2006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28.551188103567" calcext:value-type="float">
            <text:p>12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3</text:p>
          </table:table-cell>
          <table:table-cell office:value-type="float" office:value="1.0113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53.834981370474" calcext:value-type="float">
            <text:p>15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</text:p>
          </table:table-cell>
          <table:table-cell office:value-type="float" office:value="0.184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9.350390184632" calcext:value-type="float">
            <text:p>169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9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1.646874780322" calcext:value-type="float">
            <text:p>12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</text:p>
          </table:table-cell>
          <table:table-cell office:value-type="float" office:value="0.052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156624708443" calcext:value-type="float">
            <text:p>12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2</text:p>
          </table:table-cell>
          <table:table-cell office:value-type="float" office:value="0.6493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69.543502635125" calcext:value-type="float">
            <text:p>16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18.057527445652" calcext:value-type="float">
            <text:p>11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9</text:p>
          </table:table-cell>
          <table:table-cell office:value-type="float" office:value="0.1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65.949487054586" calcext:value-type="float">
            <text:p>16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</text:p>
          </table:table-cell>
          <table:table-cell office:value-type="float" office:value="0.099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8.051787316954" calcext:value-type="float">
            <text:p>14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</text:p>
          </table:table-cell>
          <table:table-cell office:value-type="float" office:value="0.2829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59.54782348848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</text:p>
          </table:table-cell>
          <table:table-cell office:value-type="float" office:value="0.065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6.852554523747" calcext:value-type="float">
            <text:p>126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8</text:p>
          </table:table-cell>
          <table:table-cell office:value-type="float" office:value="1.3096" calcext:value-type="float">
            <text:p>1.31</text:p>
          </table:table-cell>
          <table:table-cell office:value-type="string" calcext:value-type="string">
            <text:p>avg</text:p>
          </table:table-cell>
          <table:table-cell office:value-type="float" office:value="140.126637560398" calcext:value-type="float">
            <text:p>14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3</text:p>
          </table:table-cell>
          <table:table-cell office:value-type="float" office:value="0.0583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60.332542839491" calcext:value-type="float">
            <text:p>160.3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7.628524485306" calcext:value-type="float">
            <text:p>157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9.431261200373" calcext:value-type="float">
            <text:p>159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5</text:p>
          </table:table-cell>
          <table:table-cell office:value-type="float" office:value="0.1351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6.751294712669" calcext:value-type="float">
            <text:p>15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</text:p>
          </table:table-cell>
          <table:table-cell office:value-type="float" office:value="0.109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7.054793888037" calcext:value-type="float">
            <text:p>15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7</text:p>
          </table:table-cell>
          <table:table-cell office:value-type="float" office:value="0.136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3.55540729691" calcext:value-type="float">
            <text:p>13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8.654259769624" calcext:value-type="float">
            <text:p>13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6</text:p>
          </table:table-cell>
          <table:table-cell office:value-type="float" office:value="0.9282" calcext:value-type="float">
            <text:p>0.93</text:p>
          </table:table-cell>
          <table:table-cell office:value-type="string" calcext:value-type="string">
            <text:p>GaiaDR2</text:p>
          </table:table-cell>
          <table:table-cell office:value-type="float" office:value="145.636191450448" calcext:value-type="float">
            <text:p>145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152868996726" calcext:value-type="float">
            <text:p>131.2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949583599781" calcext:value-type="float">
            <text:p>13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</text:p>
          </table:table-cell>
          <table:table-cell office:value-type="float" office:value="1.2887" calcext:value-type="float">
            <text:p>1.29</text:p>
          </table:table-cell>
          <table:table-cell office:value-type="string" calcext:value-type="string">
            <text:p>GaiaDR2</text:p>
          </table:table-cell>
          <table:table-cell office:value-type="float" office:value="132.428419751699" calcext:value-type="float">
            <text:p>13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353774071517" calcext:value-type="float">
            <text:p>127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7</text:p>
          </table:table-cell>
          <table:table-cell office:value-type="float" office:value="0.1831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36.849105732584" calcext:value-type="float">
            <text:p>13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54.853546033158" calcext:value-type="float">
            <text:p>15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7</text:p>
          </table:table-cell>
          <table:table-cell office:value-type="float" office:value="0.108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954894128903" calcext:value-type="float">
            <text:p>15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6</text:p>
          </table:table-cell>
          <table:table-cell office:value-type="float" office:value="0.0421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9.949732754055" calcext:value-type="float">
            <text:p>12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2</text:p>
          </table:table-cell>
          <table:table-cell office:value-type="float" office:value="0.2272" calcext:value-type="float">
            <text:p>0.23</text:p>
          </table:table-cell>
          <table:table-cell office:value-type="string" calcext:value-type="string">
            <text:p>GaiaDR2</text:p>
          </table:table-cell>
          <table:table-cell office:value-type="float" office:value="154.847776611998" calcext:value-type="float">
            <text:p>15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1</text:p>
          </table:table-cell>
          <table:table-cell office:value-type="float" office:value="0.6753" calcext:value-type="float">
            <text:p>0.68</text:p>
          </table:table-cell>
          <table:table-cell office:value-type="string" calcext:value-type="string">
            <text:p>GaiaDR2</text:p>
          </table:table-cell>
          <table:table-cell office:value-type="float" office:value="118.542600316325" calcext:value-type="float">
            <text:p>118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051302947241" calcext:value-type="float">
            <text:p>13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352473600162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946210193465" calcext:value-type="float">
            <text:p>138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55560530351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50</text:p>
          </table:table-cell>
          <table:table-cell office:value-type="float" office:value="0.127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2.649237042404" calcext:value-type="float">
            <text:p>13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4.0483771469" calcext:value-type="float">
            <text:p>124.0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</text:p>
          </table:table-cell>
          <table:table-cell office:value-type="float" office:value="0.146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0.752043609297" calcext:value-type="float">
            <text:p>12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352908598046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150360930364" calcext:value-type="float">
            <text:p>13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557041017478" calcext:value-type="float">
            <text:p>13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7</text:p>
          </table:table-cell>
          <table:table-cell office:value-type="float" office:value="0.351" calcext:value-type="float">
            <text:p>0.35</text:p>
          </table:table-cell>
          <table:table-cell office:value-type="string" calcext:value-type="string">
            <text:p>GaiaDR2</text:p>
          </table:table-cell>
          <table:table-cell office:value-type="float" office:value="144.947073544602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5</text:p>
          </table:table-cell>
          <table:table-cell office:value-type="float" office:value="0.8359" calcext:value-type="float">
            <text:p>0.84</text:p>
          </table:table-cell>
          <table:table-cell office:value-type="string" calcext:value-type="string">
            <text:p>avg</text:p>
          </table:table-cell>
          <table:table-cell office:value-type="float" office:value="135.237403101297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</text:p>
          </table:table-cell>
          <table:table-cell office:value-type="float" office:value="1.0102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47.532022371515" calcext:value-type="float">
            <text:p>14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3</text:p>
          </table:table-cell>
          <table:table-cell office:value-type="float" office:value="0.08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28.952982689575" calcext:value-type="float">
            <text:p>12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547808046102" calcext:value-type="float">
            <text:p>13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3</text:p>
          </table:table-cell>
          <table:table-cell office:value-type="float" office:value="0.152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753701937376" calcext:value-type="float">
            <text:p>13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B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4658576041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C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C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249940660985" calcext:value-type="float">
            <text:p>136.2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3750090435" calcext:value-type="float">
            <text:p>139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5</text:p>
          </table:table-cell>
          <table:table-cell office:value-type="float" office:value="0.1036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5.250793244775" calcext:value-type="float">
            <text:p>145.3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2</text:p>
          </table:table-cell>
          <table:table-cell office:value-type="float" office:value="0.533" calcext:value-type="float">
            <text:p>0.53</text:p>
          </table:table-cell>
          <table:table-cell office:value-type="string" calcext:value-type="string">
            <text:p>GaiaDR2</text:p>
          </table:table-cell>
          <table:table-cell office:value-type="float" office:value="115.846714801755" calcext:value-type="float">
            <text:p>115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0.044490224927" calcext:value-type="float">
            <text:p>170.0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8.339177112916" calcext:value-type="float">
            <text:p>16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1.14761169549" calcext:value-type="float">
            <text:p>171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9</text:p>
          </table:table-cell>
          <table:table-cell office:value-type="float" office:value="0.139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754809646475" calcext:value-type="float">
            <text:p>13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4.153998478997" calcext:value-type="float">
            <text:p>134.2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</text:p>
          </table:table-cell>
          <table:table-cell office:value-type="float" office:value="0.656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04.643379374167" calcext:value-type="float">
            <text:p>10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21.842520771526" calcext:value-type="float">
            <text:p>12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</text:p>
          </table:table-cell>
          <table:table-cell office:value-type="float" office:value="0.04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6.952248216117" calcext:value-type="float">
            <text:p>12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7</text:p>
          </table:table-cell>
          <table:table-cell office:value-type="float" office:value="0.9142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039239473947" calcext:value-type="float">
            <text:p>138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7.335219530755" calcext:value-type="float">
            <text:p>137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6.934425054533" calcext:value-type="float">
            <text:p>136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3381172097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B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251593604509" calcext:value-type="float">
            <text:p>144.3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7.00</text:p>
          </table:table-cell>
          <table:table-cell office:value-type="float" office:value="0.1113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42.454853521106" calcext:value-type="float">
            <text:p>142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7</text:p>
          </table:table-cell>
          <table:table-cell office:value-type="float" office:value="0.187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30.053179047283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</text:p>
          </table:table-cell>
          <table:table-cell office:value-type="float" office:value="0.095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4.053122142668" calcext:value-type="float">
            <text:p>14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5</text:p>
          </table:table-cell>
          <table:table-cell office:value-type="float" office:value="0.097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1.25111580083" calcext:value-type="float">
            <text:p>141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4</text:p>
          </table:table-cell>
          <table:table-cell office:value-type="float" office:value="0.120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5.057468216508" calcext:value-type="float">
            <text:p>15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249028634863" calcext:value-type="float">
            <text:p>149.2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</text:p>
          </table:table-cell>
          <table:table-cell office:value-type="float" office:value="0.098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9.25108654482" calcext:value-type="float">
            <text:p>149.3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8</text:p>
          </table:table-cell>
          <table:table-cell office:value-type="float" office:value="0.071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</text:p>
          </table:table-cell>
          <table:table-cell office:value-type="float" office:value="0.0746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54055740069" calcext:value-type="float">
            <text:p>12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number-columns-repeated="97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4.057884467227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449040845969" calcext:value-type="float">
            <text:p>163.4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4936593475" calcext:value-type="float">
            <text:p>163.9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754165050278" calcext:value-type="float">
            <text:p>163.8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GaiaDR2</text:p>
          </table:table-cell>
          <table:table-cell office:value-type="float" office:value="164.451363572668" calcext:value-type="float">
            <text:p>16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439619071271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3363342983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637633833971" calcext:value-type="float">
            <text:p>138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447029434505" calcext:value-type="float">
            <text:p>113.4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</text:p>
          </table:table-cell>
          <table:table-cell office:value-type="float" office:value="0.424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7.843633910586" calcext:value-type="float">
            <text:p>14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vg</text:p>
          </table:table-cell>
          <table:table-cell office:value-type="float" office:value="159.332268478428" calcext:value-type="float">
            <text:p>159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</text:p>
          </table:table-cell>
          <table:table-cell office:value-type="float" office:value="0.2822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47.049263447024" calcext:value-type="float">
            <text:p>14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</text:p>
          </table:table-cell>
          <table:table-cell office:value-type="float" office:value="0.057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6.451666206929" calcext:value-type="float">
            <text:p>14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</text:p>
          </table:table-cell>
          <table:table-cell office:value-type="float" office:value="0.04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0.05529179306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4</text:p>
          </table:table-cell>
          <table:table-cell office:value-type="float" office:value="0.043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752471022182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849193515657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1</text:p>
          </table:table-cell>
          <table:table-cell office:value-type="float" office:value="0.7129" calcext:value-type="float">
            <text:p>0.71</text:p>
          </table:table-cell>
          <table:table-cell office:value-type="string" calcext:value-type="string">
            <text:p>avg</text:p>
          </table:table-cell>
          <table:table-cell office:value-type="float" office:value="156.134687117763" calcext:value-type="float">
            <text:p>15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8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553504961681" calcext:value-type="float">
            <text:p>15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748126715498" calcext:value-type="float">
            <text:p>135.7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951074589251" calcext:value-type="float">
            <text:p>13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</text:p>
          </table:table-cell>
          <table:table-cell office:value-type="float" office:value="0.1269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8.955211265258" calcext:value-type="float">
            <text:p>149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45.856793634951" calcext:value-type="float">
            <text:p>14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</text:p>
          </table:table-cell>
          <table:table-cell office:value-type="float" office:value="0.191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2.250095074745" calcext:value-type="float">
            <text:p>17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9</text:p>
          </table:table-cell>
          <table:table-cell office:value-type="float" office:value="0.051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4.24706446954" calcext:value-type="float">
            <text:p>14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</text:p>
          </table:table-cell>
          <table:table-cell office:value-type="float" office:value="0.047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4984207716" calcext:value-type="float">
            <text:p>15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051627172468" calcext:value-type="float">
            <text:p>161.1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254758875817" calcext:value-type="float">
            <text:p>16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3</text:p>
          </table:table-cell>
          <table:table-cell office:value-type="float" office:value="0.1544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82.949779247211" calcext:value-type="float">
            <text:p>18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9</text:p>
          </table:table-cell>
          <table:table-cell office:value-type="float" office:value="0.1295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6.245496069869" calcext:value-type="float">
            <text:p>13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20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450937706852" calcext:value-type="float">
            <text:p>16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80</text:p>
          </table:table-cell>
          <table:table-cell office:value-type="float" office:value="0.05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651158402577" calcext:value-type="float">
            <text:p>12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853268274375" calcext:value-type="float">
            <text:p>124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649557848225" calcext:value-type="float">
            <text:p>124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office:value-type="float" office:value="8.2643" calcext:value-type="float">
            <text:p>8.26</text:p>
          </table:table-cell>
          <table:table-cell office:value-type="float" office:value="0.2627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</text:p>
          </table:table-cell>
          <table:table-cell office:value-type="float" office:value="0.213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57.648575253073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</text:p>
          </table:table-cell>
          <table:table-cell office:value-type="float" office:value="0.107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76.455711896322" calcext:value-type="float">
            <text:p>17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4.052339621938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750012741778" calcext:value-type="float">
            <text:p>16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951523151022" calcext:value-type="float">
            <text:p>16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6</text:p>
          </table:table-cell>
          <table:table-cell office:value-type="float" office:value="0.5947" calcext:value-type="float">
            <text:p>0.59</text:p>
          </table:table-cell>
          <table:table-cell office:value-type="string" calcext:value-type="string">
            <text:p>GaiaDR2</text:p>
          </table:table-cell>
          <table:table-cell office:value-type="float" office:value="117.542890579589" calcext:value-type="float">
            <text:p>11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</text:p>
          </table:table-cell>
          <table:table-cell office:value-type="float" office:value="0.1274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15.052415745604" calcext:value-type="float">
            <text:p>11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</text:p>
          </table:table-cell>
          <table:table-cell office:value-type="float" office:value="0.119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871.060814401844" calcext:value-type="float">
            <text:p>87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8</text:p>
          </table:table-cell>
          <table:table-cell office:value-type="float" office:value="0.6942" calcext:value-type="float">
            <text:p>0.69</text:p>
          </table:table-cell>
          <table:table-cell office:value-type="string" calcext:value-type="string">
            <text:p>GaiaDR2</text:p>
          </table:table-cell>
          <table:table-cell office:value-type="float" office:value="144.941246288508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3</text:p>
          </table:table-cell>
          <table:table-cell office:value-type="float" office:value="0.149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</text:p>
          </table:table-cell>
          <table:table-cell office:value-type="float" office:value="0.052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8.854419373669" calcext:value-type="float">
            <text:p>138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758244179208" calcext:value-type="float">
            <text:p>133.8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248793405063" calcext:value-type="float">
            <text:p>133.2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656354024379" calcext:value-type="float">
            <text:p>133.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9</text:p>
          </table:table-cell>
          <table:table-cell office:value-type="float" office:value="0.119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26.352108363476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</text:p>
          </table:table-cell>
          <table:table-cell office:value-type="float" office:value="0.079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7.45642554264" calcext:value-type="float">
            <text:p>12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5</text:p>
          </table:table-cell>
          <table:table-cell office:value-type="float" office:value="0.2107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3.754702207087" calcext:value-type="float">
            <text:p>14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348851623626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</text:p>
          </table:table-cell>
          <table:table-cell office:value-type="float" office:value="0.0481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052511997931" calcext:value-type="float">
            <text:p>15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247353631059" calcext:value-type="float">
            <text:p>126.2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652798558365" calcext:value-type="float">
            <text:p>12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7</text:p>
          </table:table-cell>
          <table:table-cell office:value-type="float" office:value="0.101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6.448354582274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1</text:p>
          </table:table-cell>
          <table:table-cell office:value-type="float" office:value="0.11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6.25179257395" calcext:value-type="float">
            <text:p>136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80</text:p>
          </table:table-cell>
          <table:table-cell office:value-type="float" office:value="0.2372" calcext:value-type="float">
            <text:p>0.24</text:p>
          </table:table-cell>
          <table:table-cell office:value-type="string" calcext:value-type="string">
            <text:p>GaiaDR2</text:p>
          </table:table-cell>
          <table:table-cell office:value-type="float" office:value="146.147107226816" calcext:value-type="float">
            <text:p>14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30</text:p>
          </table:table-cell>
          <table:table-cell office:value-type="float" office:value="0.158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19.949402743054" calcext:value-type="float">
            <text:p>11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4</text:p>
          </table:table-cell>
          <table:table-cell office:value-type="float" office:value="0.4417" calcext:value-type="float">
            <text:p>0.44</text:p>
          </table:table-cell>
          <table:table-cell office:value-type="string" calcext:value-type="string">
            <text:p>GaiaDR2</text:p>
          </table:table-cell>
          <table:table-cell office:value-type="float" office:value="135.545472969099" calcext:value-type="float">
            <text:p>13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</text:p>
          </table:table-cell>
          <table:table-cell office:value-type="float" office:value="0.475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1.545474653541" calcext:value-type="float">
            <text:p>15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557878105785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</text:p>
          </table:table-cell>
          <table:table-cell office:value-type="float" office:value="0.1346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0.153317335706" calcext:value-type="float">
            <text:p>14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</text:p>
          </table:table-cell>
          <table:table-cell office:value-type="float" office:value="0.210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0.048478711195" calcext:value-type="float">
            <text:p>140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8</text:p>
          </table:table-cell>
          <table:table-cell office:value-type="float" office:value="0.2541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56.553181149073" calcext:value-type="float">
            <text:p>156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448421832144" calcext:value-type="float">
            <text:p>169.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2</text:p>
          </table:table-cell>
          <table:table-cell office:value-type="float" office:value="1.0374" calcext:value-type="float">
            <text:p>1.04</text:p>
          </table:table-cell>
          <table:table-cell office:value-type="string" calcext:value-type="string">
            <text:p>avg</text:p>
          </table:table-cell>
          <table:table-cell office:value-type="float" office:value="142.434271728105" calcext:value-type="float">
            <text:p>14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6</text:p>
          </table:table-cell>
          <table:table-cell office:value-type="float" office:value="0.3839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9.147715257988" calcext:value-type="float">
            <text:p>15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</text:p>
          </table:table-cell>
          <table:table-cell office:value-type="float" office:value="0.377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20.653654105284" calcext:value-type="float">
            <text:p>12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</text:p>
          </table:table-cell>
          <table:table-cell office:value-type="float" office:value="0.2017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35.246426955999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8.842640243308" calcext:value-type="float">
            <text:p>158.8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60.047121218417" calcext:value-type="float">
            <text:p>160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344482274892" calcext:value-type="float">
            <text:p>15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</text:p>
          </table:table-cell>
          <table:table-cell office:value-type="float" office:value="0.1227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5.958934889209" calcext:value-type="float">
            <text:p>13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840056292557" calcext:value-type="float">
            <text:p>140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66094336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89283507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2</text:p>
          </table:table-cell>
          <table:table-cell office:value-type="float" office:value="0.04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3.954639360571" calcext:value-type="float">
            <text:p>14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</text:p>
          </table:table-cell>
          <table:table-cell office:value-type="float" office:value="0.124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70.353360760214" calcext:value-type="float">
            <text:p>170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</text:p>
          </table:table-cell>
          <table:table-cell office:value-type="float" office:value="0.1363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40.249567598213" calcext:value-type="float">
            <text:p>140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6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7.556889754148" calcext:value-type="float">
            <text:p>14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5.848842291295" calcext:value-type="float">
            <text:p>195.8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852506740935" calcext:value-type="float">
            <text:p>169.9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350523289128" calcext:value-type="float">
            <text:p>197.4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0.154975738809" calcext:value-type="float">
            <text:p>170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247568745188" calcext:value-type="float">
            <text:p>169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855916311189" calcext:value-type="float">
            <text:p>197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</text:p>
          </table:table-cell>
          <table:table-cell office:value-type="float" office:value="0.064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4.655738215244" calcext:value-type="float">
            <text:p>19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9</text:p>
          </table:table-cell>
          <table:table-cell office:value-type="float" office:value="0.044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8.354373811226" calcext:value-type="float">
            <text:p>15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75156131568" calcext:value-type="float">
            <text:p>15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2354362923" calcext:value-type="float">
            <text:p>14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357871691375" calcext:value-type="float">
            <text:p>142.4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133983669" calcext:value-type="float">
            <text:p>142.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</text:p>
          </table:table-cell>
          <table:table-cell office:value-type="float" office:value="0.082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8.750854131548" calcext:value-type="float">
            <text:p>15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</text:p>
          </table:table-cell>
          <table:table-cell office:value-type="float" office:value="0.097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3.64697940992" calcext:value-type="float">
            <text:p>15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2.053014384924" calcext:value-type="float">
            <text:p>16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7</text:p>
          </table:table-cell>
          <table:table-cell office:value-type="float" office:value="0.1754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4.152713304641" calcext:value-type="float">
            <text:p>16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9</text:p>
          </table:table-cell>
          <table:table-cell office:value-type="float" office:value="0.188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5.447877321477" calcext:value-type="float">
            <text:p>155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</text:p>
          </table:table-cell>
          <table:table-cell office:value-type="float" office:value="0.3405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64432377838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7.857086445572" calcext:value-type="float">
            <text:p>15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</text:p>
          </table:table-cell>
          <table:table-cell office:value-type="float" office:value="0.3688" calcext:value-type="float">
            <text:p>0.37</text:p>
          </table:table-cell>
          <table:table-cell office:value-type="string" calcext:value-type="string">
            <text:p>GaiaDR2</text:p>
          </table:table-cell>
          <table:table-cell office:value-type="float" office:value="158.249005691083" calcext:value-type="float">
            <text:p>158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</text:p>
          </table:table-cell>
          <table:table-cell office:value-type="float" office:value="0.076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750054720574" calcext:value-type="float">
            <text:p>16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9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68.652467139615" calcext:value-type="float">
            <text:p>16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6</text:p>
          </table:table-cell>
          <table:table-cell office:value-type="float" office:value="0.081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9.751807257959" calcext:value-type="float">
            <text:p>169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054080650979" calcext:value-type="float">
            <text:p>171.1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256651438381" calcext:value-type="float">
            <text:p>17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</text:p>
          </table:table-cell>
          <table:table-cell office:value-type="float" office:value="0.2099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8.052453931231" calcext:value-type="float">
            <text:p>17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A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9.541793433687" calcext:value-type="float">
            <text:p>149.5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652399243996" calcext:value-type="float">
            <text:p>162.7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957171206236" calcext:value-type="float">
            <text:p>16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</text:p>
          </table:table-cell>
          <table:table-cell office:value-type="float" office:value="0.9023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51.335355737532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7</text:p>
          </table:table-cell>
          <table:table-cell office:value-type="float" office:value="0.088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052892587499" calcext:value-type="float">
            <text:p>16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</text:p>
          </table:table-cell>
          <table:table-cell office:value-type="float" office:value="0.067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</text:p>
          </table:table-cell>
          <table:table-cell office:value-type="float" office:value="0.082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776-3446171</text:p>
          </table:table-cell>
          <table:table-cell table:style-name="ce6" office:value-type="string" calcext:value-type="string">
            <text:p>IK_Lup</text:p>
          </table:table-cell>
          <table:table-cell office:value-type="float" office:value="6.44" calcext:value-type="float">
            <text:p>6.4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4.554177179624" calcext:value-type="float">
            <text:p>15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.3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9.94" calcext:value-type="float">
            <text:p>29.9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303244213593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828-3446180</text:p>
          </table:table-cell>
          <table:table-cell table:style-name="ce6" office:value-type="string" calcext:value-type="string">
            <text:p>Sz_66</text:p>
          </table:table-cell>
          <table:table-cell office:value-type="float" office:value="6.36" calcext:value-type="float">
            <text:p>6.3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6.249233116488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6567480147614" calcext:value-type="float">
            <text:p>2.1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131-3409153</text:p>
          </table:table-cell>
          <table:table-cell table:style-name="ce6" office:value-type="string" calcext:value-type="string">
            <text:p>J15430131</text:p>
          </table:table-cell>
          <table:table-cell office:value-type="float" office:value="6.4738" calcext:value-type="float">
            <text:p>6.47</text:p>
          </table:table-cell>
          <table:table-cell office:value-type="float" office:value="0.875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52.933683911053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227-3444059</text:p>
          </table:table-cell>
          <table:table-cell table:style-name="ce6" office:value-type="string" calcext:value-type="string">
            <text:p>J15430227</text:p>
          </table:table-cell>
          <table:table-cell office:value-type="float" office:value="5.8535" calcext:value-type="float">
            <text:p>5.85</text:p>
          </table:table-cell>
          <table:table-cell office:value-type="float" office:value="0.7975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69.033868162845" calcext:value-type="float">
            <text:p>16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formula="of:=0.22+3*0.27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45789-3423392</text:p>
          </table:table-cell>
          <table:table-cell table:style-name="ce6" office:value-type="string" calcext:value-type="string">
            <text:p>J15445789</text:p>
          </table:table-cell>
          <table:table-cell office:value-type="float" office:value="6.54" calcext:value-type="float">
            <text:p>6.54</text:p>
          </table:table-cell>
          <table:table-cell office:value-type="float" office:value="0.137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2.150892743006" calcext:value-type="float">
            <text:p>15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formula="of:=0.27+0.12" office:value-type="float" office:value="0.39" calcext:value-type="float">
            <text:p>0.39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634-3417378</text:p>
          </table:table-cell>
          <table:table-cell table:style-name="ce6" office:value-type="string" calcext:value-type="string">
            <text:p>J15450634</text:p>
          </table:table-cell>
          <table:table-cell office:value-type="float" office:value="6.497" calcext:value-type="float">
            <text:p>6.50</text:p>
          </table:table-cell>
          <table:table-cell office:value-type="float" office:value="0.4416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153.346427373267" calcext:value-type="float">
            <text:p>15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6214870758505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887-3417333</text:p>
          </table:table-cell>
          <table:table-cell table:style-name="ce6" office:value-type="string" calcext:value-type="string">
            <text:p>J15450887</text:p>
          </table:table-cell>
          <table:table-cell office:value-type="float" office:value="6.45" calcext:value-type="float">
            <text:p>6.45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53.947589673115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1381941568553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286-3417305</text:p>
          </table:table-cell>
          <table:table-cell table:style-name="ce6" office:value-type="string" calcext:value-type="string">
            <text:p>Sz_68</text:p>
          </table:table-cell>
          <table:table-cell office:value-type="float" office:value="6.485" calcext:value-type="float">
            <text:p>6.4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3.149450126954" calcext:value-type="float">
            <text:p>15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0.37" calcext:value-type="float">
            <text:p>150.37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6.38" calcext:value-type="float">
            <text:p>66.3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053365194379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741-3418283</text:p>
          </table:table-cell>
          <table:table-cell table:style-name="ce6" office:value-type="string" calcext:value-type="string">
            <text:p>HW_Lup</text:p>
          </table:table-cell>
          <table:table-cell office:value-type="float" office:value="6.47" calcext:value-type="float">
            <text:p>6.4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3.853534762458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7793554188096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64473-3430354</text:p>
          </table:table-cell>
          <table:table-cell table:style-name="ce6" office:value-type="string" calcext:value-type="string">
            <text:p>GW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5.05338945783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8.2" calcext:value-type="float">
            <text:p>18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9.15" calcext:value-type="float">
            <text:p>69.1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352410954846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062-3528353</text:p>
          </table:table-cell>
          <table:table-cell table:style-name="ce6" office:value-type="string" calcext:value-type="string">
            <text:p>HM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359973001664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0113389278756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693-3514346</text:p>
          </table:table-cell>
          <table:table-cell table:style-name="ce6" office:value-type="string" calcext:value-type="string">
            <text:p>Sz_73</text:p>
          </table:table-cell>
          <table:table-cell office:value-type="float" office:value="6.38" calcext:value-type="float">
            <text:p>6.3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952442695621" calcext:value-type="float">
            <text:p>156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1124998497278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80523-3515526</text:p>
          </table:table-cell>
          <table:table-cell table:style-name="ce6" office:value-type="string" calcext:value-type="string">
            <text:p>HN_Lup</text:p>
          </table:table-cell>
          <table:table-cell office:value-type="float" office:value="6.6057" calcext:value-type="float">
            <text:p>6.61</text:p>
          </table:table-cell>
          <table:table-cell office:value-type="float" office:value="0.1187" calcext:value-type="float">
            <text:p>0.12</text:p>
          </table:table-cell>
          <table:table-cell office:value-type="string" calcext:value-type="string">
            <text:p>avg</text:p>
          </table:table-cell>
          <table:table-cell office:value-type="float" office:value="150.551682459892" calcext:value-type="float">
            <text:p>150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.9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739438778294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1210-3539051</text:p>
          </table:table-cell>
          <table:table-cell table:style-name="ce6" office:value-type="string" calcext:value-type="string">
            <text:p>GQ_Lup</text:p>
          </table:table-cell>
          <table:table-cell office:value-type="float" office:value="6.59" calcext:value-type="float">
            <text:p>6.5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1.155988116271" calcext:value-type="float">
            <text:p>151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8.2" calcext:value-type="float">
            <text:p>338.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816395038294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3074-3549514</text:p>
          </table:table-cell>
          <table:table-cell table:style-name="ce6" office:value-type="string" calcext:value-type="string">
            <text:p>Sz_76</text:p>
          </table:table-cell>
          <table:table-cell office:value-type="float" office:value="6.2681" calcext:value-type="float">
            <text:p>6.27</text:p>
          </table:table-cell>
          <table:table-cell office:value-type="float" office:value="0.050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5498684780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14695-3556440</text:p>
          </table:table-cell>
          <table:table-cell table:style-name="ce6" office:value-type="string" calcext:value-type="string">
            <text:p>Sz_77</text:p>
          </table:table-cell>
          <table:table-cell office:value-type="float" office:value="6.459" calcext:value-type="float">
            <text:p>6.46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3.848384657694" calcext:value-type="float">
            <text:p>15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81_A</text:p>
          </table:table-cell>
          <table:table-cell office:value-type="float" office:value="6.2554" calcext:value-type="float">
            <text:p>6.26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8.749342145313" calcext:value-type="float">
            <text:p>158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320604032418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210-3655282</text:p>
          </table:table-cell>
          <table:table-cell table:style-name="ce6" office:value-type="string" calcext:value-type="string">
            <text:p>J15560210</text:p>
          </table:table-cell>
          <table:table-cell office:value-type="float" office:value="6.3287" calcext:value-type="float">
            <text:p>6.33</text:p>
          </table:table-cell>
          <table:table-cell office:value-type="float" office:value="0.0367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7.050413401601" calcext:value-type="float">
            <text:p>157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921-3756057</text:p>
          </table:table-cell>
          <table:table-cell table:style-name="ce6" office:value-type="string" calcext:value-type="string">
            <text:p>IM_Lup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856209223641" calcext:value-type="float">
            <text:p>157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77.8" calcext:value-type="float">
            <text:p>577.80</text:p>
          </table:table-cell>
          <table:table-cell office:value-type="float" office:value="9.8" calcext:value-type="float">
            <text:p>9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7588763089148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4230-3749154</text:p>
          </table:table-cell>
          <table:table-cell table:style-name="ce6" office:value-type="string" calcext:value-type="string">
            <text:p>RU_Lup</text:p>
          </table:table-cell>
          <table:table-cell office:value-type="float" office:value="6.27" calcext:value-type="float">
            <text:p>6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957065224032" calcext:value-type="float">
            <text:p>15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35.1" calcext:value-type="float">
            <text:p>435.1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6.9" calcext:value-type="float">
            <text:p>166.9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624258805211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80252-3736026</text:p>
          </table:table-cell>
          <table:table-cell table:style-name="ce6" office:value-type="string" calcext:value-type="string">
            <text:p>Sz_84</text:p>
          </table:table-cell>
          <table:table-cell office:value-type="float" office:value="6.55" calcext:value-type="float">
            <text:p>6.5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2.257586969045" calcext:value-type="float">
            <text:p>15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485924825722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1647-4157102</text:p>
          </table:table-cell>
          <table:table-cell table:style-name="ce6" office:value-type="string" calcext:value-type="string">
            <text:p>Sz_129</text:p>
          </table:table-cell>
          <table:table-cell office:value-type="float" office:value="6.19" calcext:value-type="float">
            <text:p>6.1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651915517067" calcext:value-type="float">
            <text:p>160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9.5" calcext:value-type="float">
            <text:p>179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7955569885796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523-4235066</text:p>
          </table:table-cell>
          <table:table-cell table:style-name="ce6" office:value-type="string" calcext:value-type="string">
            <text:p>J15592523</text:p>
          </table:table-cell>
          <table:table-cell office:value-type="float" office:value="6.79" calcext:value-type="float">
            <text:p>6.79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6.652506167983" calcext:value-type="float">
            <text:p>14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0.136905435171542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838-4021513</text:p>
          </table:table-cell>
          <table:table-cell table:style-name="ce6" office:value-type="string" calcext:value-type="string">
            <text:p>RY_Lup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847192532647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.6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6.11" calcext:value-type="float">
            <text:p>86.1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022923804562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060-4221567</text:p>
          </table:table-cell>
          <table:table-cell table:style-name="ce6" office:value-type="string" calcext:value-type="string">
            <text:p>J16000060</text:p>
          </table:table-cell>
          <table:table-cell office:value-type="float" office:value="6.2" calcext:value-type="float">
            <text:p>6.2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147823308469" calcext:value-type="float">
            <text:p>160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5752803009151" calcext:value-type="float">
            <text:p>3.4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236-4222145</text:p>
          </table:table-cell>
          <table:table-cell table:style-name="ce6" office:value-type="string" calcext:value-type="string">
            <text:p>J16000236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555651036627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0.6" calcext:value-type="float">
            <text:p>120.6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9.96" calcext:value-type="float">
            <text:p>49.9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145956744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2612-4153553</text:p>
          </table:table-cell>
          <table:table-cell table:style-name="ce6" office:value-type="string" calcext:value-type="string">
            <text:p>J16002612</text:p>
          </table:table-cell>
          <table:table-cell office:value-type="float" office:value="6.085" calcext:value-type="float">
            <text:p>6.09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3.554397263909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5829002176259" calcext:value-type="float">
            <text:p>2.6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3103-4143369</text:p>
          </table:table-cell>
          <table:table-cell table:style-name="ce6" office:value-type="string" calcext:value-type="string">
            <text:p>Sz_130</text:p>
          </table:table-cell>
          <table:table-cell office:value-type="float" office:value="6.24" calcext:value-type="float">
            <text:p>6.2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3425973201336" calcext:value-type="float">
            <text:p>2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452-4155310</text:p>
          </table:table-cell>
          <table:table-cell table:style-name="ce6" office:value-type="string" calcext:value-type="string">
            <text:p>MY_Lup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7.11" calcext:value-type="float">
            <text:p>67.1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284272128719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943-4130038</text:p>
          </table:table-cell>
          <table:table-cell table:style-name="ce6" office:value-type="string" calcext:value-type="string">
            <text:p>Sz_131</text:p>
          </table:table-cell>
          <table:table-cell office:value-type="float" office:value="6.24" calcext:value-type="float">
            <text:p>6.2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452690478968" calcext:value-type="float">
            <text:p>159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153245978565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11549-4152351</text:p>
          </table:table-cell>
          <table:table-cell table:style-name="ce6" office:value-type="string" calcext:value-type="string">
            <text:p>J16011549</text:p>
          </table:table-cell>
          <table:table-cell office:value-type="float" office:value="5.8283" calcext:value-type="float">
            <text:p>5.83</text:p>
          </table:table-cell>
          <table:table-cell office:value-type="float" office:value="0.5678" calcext:value-type="float">
            <text:p>0.57</text:p>
          </table:table-cell>
          <table:table-cell office:value-type="string" calcext:value-type="string">
            <text:p>avg</text:p>
          </table:table-cell>
          <table:table-cell office:value-type="float" office:value="170.541544040947" calcext:value-type="float">
            <text:p>170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1850527625289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0548-4018254</text:p>
          </table:table-cell>
          <table:table-cell table:style-name="ce6" office:value-type="string" calcext:value-type="string">
            <text:p>EX_Lup</text:p>
          </table:table-cell>
          <table:table-cell office:value-type="float" office:value="6.3413" calcext:value-type="float">
            <text:p>6.34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6.952333241877" calcext:value-type="float">
            <text:p>157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2939-4140018</text:p>
          </table:table-cell>
          <table:table-cell table:style-name="ce6" office:value-type="string" calcext:value-type="string">
            <text:p>Sz_133</text:p>
          </table:table-cell>
          <table:table-cell office:value-type="float" office:value="6.53" calcext:value-type="float">
            <text:p>6.5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aiaDR2</text:p>
          </table:table-cell>
          <table:table-cell office:value-type="float" office:value="153.948073137669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.0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8171588381791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A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020504797894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B</text:p>
          </table:table-cell>
          <table:table-cell office:value-type="float" office:value="6.29" calcext:value-type="float">
            <text:p>6.2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557583720358" calcext:value-type="float">
            <text:p>158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384-3911113</text:p>
          </table:table-cell>
          <table:table-cell table:style-name="ce6" office:value-type="string" calcext:value-type="string">
            <text:p>J16070384</text:p>
          </table:table-cell>
          <table:table-cell office:value-type="float" office:value="6.3045" calcext:value-type="float">
            <text:p>6.30</text:p>
          </table:table-cell>
          <table:table-cell office:value-type="float" office:value="0.343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746429064582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9640936628997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854-3914075</text:p>
          </table:table-cell>
          <table:table-cell table:style-name="ce6" office:value-type="string" calcext:value-type="string">
            <text:p>J16070854</text:p>
          </table:table-cell>
          <table:table-cell office:value-type="float" office:value="5.69" calcext:value-type="float">
            <text:p>5.6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75.14692580288" calcext:value-type="float">
            <text:p>17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4451138229895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007-3911033</text:p>
          </table:table-cell>
          <table:table-cell table:style-name="ce6" office:value-type="string" calcext:value-type="string">
            <text:p>Sz_90</text:p>
          </table:table-cell>
          <table:table-cell office:value-type="float" office:value="6.23" calcext:value-type="float">
            <text:p>6.2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651882515967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005215855651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159-3903475</text:p>
          </table:table-cell>
          <table:table-cell table:style-name="ce6" office:value-type="string" calcext:value-type="string">
            <text:p>Sz_91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050477929592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61905002350276" calcext:value-type="float">
            <text:p>3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3773-3921388</text:p>
          </table:table-cell>
          <table:table-cell table:style-name="ce6" office:value-type="string" calcext:value-type="string">
            <text:p>J16073773</text:p>
          </table:table-cell>
          <table:table-cell office:value-type="float" office:value="5.73" calcext:value-type="float">
            <text:p>5.7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73.753225053408" calcext:value-type="float">
            <text:p>17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20979322003723" calcext:value-type="float">
            <text:p>4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230-3858059</text:p>
          </table:table-cell>
          <table:table-cell table:style-name="ce6" office:value-type="string" calcext:value-type="string">
            <text:p>Sz_95</text:p>
          </table:table-cell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7.452970110294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37100494432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475-3915446</text:p>
          </table:table-cell>
          <table:table-cell table:style-name="ce6" office:value-type="string" calcext:value-type="string">
            <text:p>J16075475</text:p>
          </table:table-cell>
          <table:table-cell office:value-type="float" office:value="6.3612" calcext:value-type="float">
            <text:p>6.36</text:p>
          </table:table-cell>
          <table:table-cell office:value-type="float" office:value="0.5603" calcext:value-type="float">
            <text:p>0.56</text:p>
          </table:table-cell>
          <table:table-cell office:value-type="string" calcext:value-type="string">
            <text:p>avg</text:p>
          </table:table-cell>
          <table:table-cell office:value-type="float" office:value="155.439119150363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050603788603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017-3902595</text:p>
          </table:table-cell>
          <table:table-cell table:style-name="ce6" office:value-type="string" calcext:value-type="string">
            <text:p>J16080017</text:p>
          </table:table-cell>
          <table:table-cell office:value-type="float" office:value="6.25" calcext:value-type="float">
            <text:p>6.2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9.658268691623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193082451517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175-3912316</text:p>
          </table:table-cell>
          <table:table-cell table:style-name="ce6" office:value-type="string" calcext:value-type="string">
            <text:p>J16080175</text:p>
          </table:table-cell>
          <table:table-cell office:value-type="float" office:value="6.5219" calcext:value-type="float">
            <text:p>6.52</text:p>
          </table:table-cell>
          <table:table-cell office:value-type="float" office:value="0.4772" calcext:value-type="float">
            <text:p>0.48</text:p>
          </table:table-cell>
          <table:table-cell office:value-type="string" calcext:value-type="string">
            <text:p>avg</text:p>
          </table:table-cell>
          <table:table-cell office:value-type="float" office:value="152.443742476585" calcext:value-type="float">
            <text:p>152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formula="of:=0.28+3*0.26" office:value-type="float" office:value="1.06" calcext:value-type="float">
            <text:p>1.06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263-3908334</text:p>
          </table:table-cell>
          <table:table-cell table:style-name="ce6" office:value-type="string" calcext:value-type="string">
            <text:p>Sz_96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2237262891905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497-3857145</text:p>
          </table:table-cell>
          <table:table-cell table:style-name="ce6" office:value-type="string" calcext:value-type="string">
            <text:p>J16081497</text:p>
          </table:table-cell>
          <table:table-cell office:value-type="float" office:value="6.86" calcext:value-type="float">
            <text:p>6.86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45.53693476292" calcext:value-type="float">
            <text:p>14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05569566639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180-3904214</text:p>
          </table:table-cell>
          <table:table-cell table:style-name="ce6" office:value-type="string" calcext:value-type="string">
            <text:p>Sz_97</text:p>
          </table:table-cell>
          <table:table-cell office:value-type="float" office:value="6.34" calcext:value-type="float">
            <text:p>6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157033608465" calcext:value-type="float">
            <text:p>15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4540381716081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249-3904464</text:p>
          </table:table-cell>
          <table:table-cell table:style-name="ce6" office:value-type="string" calcext:value-type="string">
            <text:p>HK_Lup</text:p>
          </table:table-cell>
          <table:table-cell office:value-type="float" office:value="6.4" calcext:value-type="float">
            <text:p>6.4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452426195071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3.35" calcext:value-type="float">
            <text:p>103.35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0468808174987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404-3905494</text:p>
          </table:table-cell>
          <table:table-cell table:style-name="ce6" office:value-type="string" calcext:value-type="string">
            <text:p>Sz_99</text:p>
          </table:table-cell>
          <table:table-cell office:value-type="float" office:value="6.2881" calcext:value-type="float">
            <text:p>6.29</text:p>
          </table:table-cell>
          <table:table-cell office:value-type="float" office:value="0.0882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354710522674" calcext:value-type="float">
            <text:p>15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576-3906011</text:p>
          </table:table-cell>
          <table:table-cell table:style-name="ce6" office:value-type="string" calcext:value-type="string">
            <text:p>Sz_100</text:p>
          </table:table-cell>
          <table:table-cell office:value-type="float" office:value="7.3" calcext:value-type="float">
            <text:p>7.3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6.350705021218" calcext:value-type="float">
            <text:p>136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2133675312013" calcext:value-type="float">
            <text:p>2.3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28.1-391310</text:p>
          </table:table-cell>
          <table:table-cell office:value-type="float" office:value="5.706" calcext:value-type="float">
            <text:p>5.7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4.955709677557" calcext:value-type="float">
            <text:p>17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formula="of:=0.23+3*0.18" office:value-type="float" office:value="0.77" calcext:value-type="float">
            <text:p>0.7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972-3903110</text:p>
          </table:table-cell>
          <table:table-cell table:style-name="ce6" office:value-type="string" calcext:value-type="string">
            <text:p>Sz_102</text:p>
          </table:table-cell>
          <table:table-cell office:value-type="float" office:value="6.2987" calcext:value-type="float">
            <text:p>6.30</text:p>
          </table:table-cell>
          <table:table-cell office:value-type="float" office:value="0.3082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58.45107733914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0</text:p>
          </table:table-cell>
          <table:table-cell office:value-type="float" office:value="0.07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uvet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0.3" calcext:value-type="float">
            <text:p>0.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760768686013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26-3906111</text:p>
          </table:table-cell>
          <table:table-cell table:style-name="ce6" office:value-type="string" calcext:value-type="string">
            <text:p>Sz_103</text:p>
          </table:table-cell>
          <table:table-cell office:value-type="float" office:value="6.27" calcext:value-type="float">
            <text:p>6.2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854890828793" calcext:value-type="float">
            <text:p>158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6237388316859" calcext:value-type="float">
            <text:p>2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70-3828268</text:p>
          </table:table-cell>
          <table:table-cell table:style-name="ce6" office:value-type="string" calcext:value-type="string">
            <text:p>J16083070</text:p>
          </table:table-cell>
          <table:table-cell office:value-type="float" office:value="6.41" calcext:value-type="float">
            <text:p>6.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5.661038743775" calcext:value-type="float">
            <text:p>155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39.3" calcext:value-type="float">
            <text:p>139.3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23920953428492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81-3905488</text:p>
          </table:table-cell>
          <table:table-cell table:style-name="ce6" office:value-type="string" calcext:value-type="string">
            <text:p>Sz_104</text:p>
          </table:table-cell>
          <table:table-cell office:value-type="float" office:value="6.04" calcext:value-type="float">
            <text:p>6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550874592116" calcext:value-type="float">
            <text:p>16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96197790722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31.1-385600</text:p>
          </table:table-cell>
          <table:table-cell office:value-type="float" office:value="6.4458" calcext:value-type="float">
            <text:p>6.45</text:p>
          </table:table-cell>
          <table:table-cell office:value-type="float" office:value="0.5424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55.14656098169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427-3906181</text:p>
          </table:table-cell>
          <table:table-cell table:style-name="ce6" office:value-type="string" calcext:value-type="string">
            <text:p>V856_Sco</text:p>
          </table:table-cell>
          <table:table-cell office:value-type="float" office:value="6.207" calcext:value-type="float">
            <text:p>6.2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0.049830000247" calcext:value-type="float">
            <text:p>16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5.81" calcext:value-type="float">
            <text:p>55.8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4133172875449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617-3923024</text:p>
          </table:table-cell>
          <table:table-cell table:style-name="ce6" office:value-type="string" calcext:value-type="string">
            <text:p>V1094_Sco</text:p>
          </table:table-cell>
          <table:table-cell office:value-type="float" office:value="6.5086" calcext:value-type="float">
            <text:p>6.51</text:p>
          </table:table-cell>
          <table:table-cell office:value-type="float" office:value="0.0452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2.853102944608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.00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vanTerwisga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6842045299785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976-3906253</text:p>
          </table:table-cell>
          <table:table-cell table:style-name="ce6" office:value-type="string" calcext:value-type="string">
            <text:p>Sz_106</text:p>
          </table:table-cell>
          <table:table-cell office:value-type="float" office:value="6.19" calcext:value-type="float">
            <text:p>6.1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1.058857283943" calcext:value-type="float">
            <text:p>161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0968020264773" calcext:value-type="float">
            <text:p>2.6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108_B</text:p>
          </table:table-cell>
          <table:table-cell office:value-type="float" office:value="5.92" calcext:value-type="float">
            <text:p>5.9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68.355419334054" calcext:value-type="float">
            <text:p>16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883255524886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4940-3905393</text:p>
          </table:table-cell>
          <table:table-cell table:style-name="ce6" office:value-type="string" calcext:value-type="string">
            <text:p>J16084940</text:p>
          </table:table-cell>
          <table:table-cell office:value-type="float" office:value="6.28" calcext:value-type="float">
            <text:p>6.2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8.248814772221" calcext:value-type="float">
            <text:p>158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4862015909743" calcext:value-type="float">
            <text:p>3.0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43-3905304</text:p>
          </table:table-cell>
          <table:table-cell table:style-name="ce6" office:value-type="string" calcext:value-type="string">
            <text:p>V1192_Sco</text:p>
          </table:table-cell>
          <table:table-cell office:value-type="float" office:value="6.63" calcext:value-type="float">
            <text:p>6.6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aiaDR2</text:p>
          </table:table-cell>
          <table:table-cell office:value-type="float" office:value="149.439604944995" calcext:value-type="float">
            <text:p>149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57-3903177</text:p>
          </table:table-cell>
          <table:table-cell table:style-name="ce6" office:value-type="string" calcext:value-type="string">
            <text:p>Sz_110</text:p>
          </table:table-cell>
          <table:table-cell office:value-type="float" office:value="6.27" calcext:value-type="float">
            <text:p>6.2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7544531514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6542763395246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24-3914401</text:p>
          </table:table-cell>
          <table:table-cell table:style-name="ce6" office:value-type="string" calcext:value-type="string">
            <text:p>J16085324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7.15523404028" calcext:value-type="float">
            <text:p>16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99195275423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73-3914367</text:p>
          </table:table-cell>
          <table:table-cell table:style-name="ce6" office:value-type="string" calcext:value-type="string">
            <text:p>J16085373</text:p>
          </table:table-cell>
          <table:table-cell office:value-type="float" office:value="6.4" calcext:value-type="float">
            <text:p>6.4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GaiaDR2</text:p>
          </table:table-cell>
          <table:table-cell office:value-type="float" office:value="155.536287876854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4594131840808" calcext:value-type="float">
            <text:p>2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468-3937431</text:p>
          </table:table-cell>
          <table:table-cell table:style-name="ce6" office:value-type="string" calcext:value-type="string">
            <text:p>Sz_111</text:p>
          </table:table-cell>
          <table:table-cell office:value-type="float" office:value="6.32" calcext:value-type="float">
            <text:p>6.3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57.453254749668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0.29" calcext:value-type="float">
            <text:p>60.2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8365255561908" calcext:value-type="float">
            <text:p>2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29-3848481</text:p>
          </table:table-cell>
          <table:table-cell table:style-name="ce6" office:value-type="string" calcext:value-type="string">
            <text:p>J16085529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6.648807071774" calcext:value-type="float">
            <text:p>16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56322124647582" calcext:value-type="float">
            <text:p>3.5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53-3902339</text:p>
          </table:table-cell>
          <table:table-cell table:style-name="ce6" office:value-type="string" calcext:value-type="string">
            <text:p>Sz_112</text:p>
          </table:table-cell>
          <table:table-cell office:value-type="float" office:value="6.24" calcext:value-type="float">
            <text:p>6.2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9.249332119789" calcext:value-type="float">
            <text:p>159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18460632261634" calcext:value-type="float">
            <text:p>3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780-3902227</text:p>
          </table:table-cell>
          <table:table-cell table:style-name="ce6" office:value-type="string" calcext:value-type="string">
            <text:p>Sz_113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150290322304" calcext:value-type="float">
            <text:p>16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950518422615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28-3907355</text:p>
          </table:table-cell>
          <table:table-cell table:style-name="ce6" office:value-type="string" calcext:value-type="string">
            <text:p>J16085828</text:p>
          </table:table-cell>
          <table:table-cell office:value-type="float" office:value="6.3449" calcext:value-type="float">
            <text:p>6.34</text:p>
          </table:table-cell>
          <table:table-cell office:value-type="float" office:value="0.3494" calcext:value-type="float">
            <text:p>0.35</text:p>
          </table:table-cell>
          <table:table-cell office:value-type="string" calcext:value-type="string">
            <text:p>avg</text:p>
          </table:table-cell>
          <table:table-cell office:value-type="float" office:value="156.746282486156" calcext:value-type="float">
            <text:p>15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formula="of:=0.16+3*0.25" office:value-type="float" office:value="0.91" calcext:value-type="float">
            <text:p>0.91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34-3907491</text:p>
          </table:table-cell>
          <table:table-cell table:style-name="ce6" office:value-type="string" calcext:value-type="string">
            <text:p>J16085834</text:p>
          </table:table-cell>
          <table:table-cell office:value-type="float" office:value="6.3441" calcext:value-type="float">
            <text:p>6.3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vg</text:p>
          </table:table-cell>
          <table:table-cell office:value-type="float" office:value="157.751418531504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formula="of:=0.04+3*0.26" office:value-type="float" office:value="0.82" calcext:value-type="float">
            <text:p>0.8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41-3925119</text:p>
          </table:table-cell>
          <table:table-cell table:style-name="ce6" office:value-type="string" calcext:value-type="string">
            <text:p>J16090141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454155149948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883835790975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85-3905124</text:p>
          </table:table-cell>
          <table:table-cell table:style-name="ce6" office:value-type="string" calcext:value-type="string">
            <text:p>Sz_114</text:p>
          </table:table-cell>
          <table:table-cell office:value-type="float" office:value="6.16" calcext:value-type="float">
            <text:p>6.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451941917947" calcext:value-type="float">
            <text:p>161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1.45" calcext:value-type="float">
            <text:p>41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3975579792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621-3908518</text:p>
          </table:table-cell>
          <table:table-cell table:style-name="ce6" office:value-type="string" calcext:value-type="string">
            <text:p>Sz_115</text:p>
          </table:table-cell>
          <table:table-cell office:value-type="float" office:value="6.33" calcext:value-type="float">
            <text:p>6.3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7.354677521574" calcext:value-type="float">
            <text:p>157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table:formula="of:=0.29+3*0.18" office:value-type="float" office:value="0.83" calcext:value-type="float">
            <text:p>0.8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1644-3904438</text:p>
          </table:table-cell>
          <table:table-cell table:style-name="ce6" office:value-type="string" calcext:value-type="string">
            <text:p>J16091644</text:p>
          </table:table-cell>
          <table:table-cell office:value-type="float" office:value="6.3633" calcext:value-type="float">
            <text:p>6.36</text:p>
          </table:table-cell>
          <table:table-cell office:value-type="float" office:value="0.4537" calcext:value-type="float">
            <text:p>0.45</text:p>
          </table:table-cell>
          <table:table-cell office:value-type="string" calcext:value-type="string">
            <text:p>avg</text:p>
          </table:table-cell>
          <table:table-cell office:value-type="float" office:value="156.244518106782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formula="of:=0.24+3*0.26" office:value-type="float" office:value="1.02" calcext:value-type="float">
            <text:p>1.0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032-3904015</text:p>
          </table:table-cell>
          <table:table-cell table:style-name="ce6" office:value-type="string" calcext:value-type="string">
            <text:p>J16092032</text:p>
          </table:table-cell>
          <table:table-cell office:value-type="float" office:value="6.4121" calcext:value-type="float">
            <text:p>6.41</text:p>
          </table:table-cell>
          <table:table-cell office:value-type="float" office:value="0.5164" calcext:value-type="float">
            <text:p>0.52</text:p>
          </table:table-cell>
          <table:table-cell office:value-type="string" calcext:value-type="string">
            <text:p>avg</text:p>
          </table:table-cell>
          <table:table-cell office:value-type="float" office:value="155.94614619154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formula="of:=0.13+3*0.24" office:value-type="float" office:value="0.85" calcext:value-type="float">
            <text:p>0.85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317-3904074</text:p>
          </table:table-cell>
          <table:table-cell table:style-name="ce6" office:value-type="string" calcext:value-type="string">
            <text:p>J16092317</text:p>
          </table:table-cell>
          <table:table-cell office:value-type="float" office:value="6.4435" calcext:value-type="float">
            <text:p>6.44</text:p>
          </table:table-cell>
          <table:table-cell office:value-type="float" office:value="0.5461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154.944327417223" calcext:value-type="float">
            <text:p>154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697-3836269</text:p>
          </table:table-cell>
          <table:table-cell table:style-name="ce6" office:value-type="string" calcext:value-type="string">
            <text:p>J16092697</text:p>
          </table:table-cell>
          <table:table-cell office:value-type="float" office:value="6.28" calcext:value-type="float">
            <text:p>6.2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7569852179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5492327213016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934.2-391513</text:p>
          </table:table-cell>
          <table:table-cell office:value-type="float" office:value="7.0321" calcext:value-type="float">
            <text:p>7.03</text:p>
          </table:table-cell>
          <table:table-cell office:value-type="float" office:value="0.881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41.937744982848" calcext:value-type="float">
            <text:p>14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3928-3904316</text:p>
          </table:table-cell>
          <table:table-cell table:style-name="ce6" office:value-type="string" calcext:value-type="string">
            <text:p>J16093928</text:p>
          </table:table-cell>
          <table:table-cell office:value-type="float" office:value="6.5568" calcext:value-type="float">
            <text:p>6.56</text:p>
          </table:table-cell>
          <table:table-cell office:value-type="float" office:value="0.6371" calcext:value-type="float">
            <text:p>0.64</text:p>
          </table:table-cell>
          <table:table-cell office:value-type="string" calcext:value-type="string">
            <text:p>avg</text:p>
          </table:table-cell>
          <table:table-cell office:value-type="float" office:value="151.941976198996" calcext:value-type="float">
            <text:p>15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table:formula="of:=0.12+3*0.26" office:value-type="float" office:value="0.9" calcext:value-type="float">
            <text:p>0.9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434-3913301</text:p>
          </table:table-cell>
          <table:table-cell table:style-name="ce6" office:value-type="string" calcext:value-type="string">
            <text:p>Sz_117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3203081010926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864-3911169</text:p>
          </table:table-cell>
          <table:table-cell table:style-name="ce6" office:value-type="string" calcext:value-type="string">
            <text:p>Sz_118</text:p>
          </table:table-cell>
          <table:table-cell office:value-type="float" office:value="6.1" calcext:value-type="float">
            <text:p>6.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2.747048587495" calcext:value-type="float">
            <text:p>16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45" calcext:value-type="float">
            <text:p>23.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643327736168" calcext:value-type="float">
            <text:p>2.5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5628-3859518</text:p>
          </table:table-cell>
          <table:table-cell table:style-name="ce6" office:value-type="string" calcext:value-type="string">
            <text:p>J16095628</text:p>
          </table:table-cell>
          <table:table-cell office:value-type="float" office:value="6.37" calcext:value-type="float">
            <text:p>6.3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6.556870570803" calcext:value-type="float">
            <text:p>15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350087065854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0133-3906449</text:p>
          </table:table-cell>
          <table:table-cell table:style-name="ce6" office:value-type="string" calcext:value-type="string">
            <text:p>J16100133</text:p>
          </table:table-cell>
          <table:table-cell office:value-type="float" office:value="5.19" calcext:value-type="float">
            <text:p>5.1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91.853026483223" calcext:value-type="float">
            <text:p>19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formula="of:=0.33+0.75" office:value-type="float" office:value="1.08" calcext:value-type="float">
            <text:p>1.0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307-3846165</text:p>
          </table:table-cell>
          <table:table-cell table:style-name="ce6" office:value-type="string" calcext:value-type="string">
            <text:p>J16101307</text:p>
          </table:table-cell>
          <table:table-cell office:value-type="float" office:value="6.9" calcext:value-type="float">
            <text:p>6.9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44.148614015705" calcext:value-type="float">
            <text:p>14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table:formula="of:=3*0.19+0.01" office:value-type="float" office:value="0.58" calcext:value-type="float">
            <text:p>0.5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857-3836125</text:p>
          </table:table-cell>
          <table:table-cell table:style-name="ce6" office:value-type="string" calcext:value-type="string">
            <text:p>J16101857</text:p>
          </table:table-cell>
          <table:table-cell office:value-type="float" office:value="6.3" calcext:value-type="float">
            <text:p>6.3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053976944008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984-3836065</text:p>
          </table:table-cell>
          <table:table-cell table:style-name="ce6" office:value-type="string" calcext:value-type="string">
            <text:p>J16101984</text:p>
          </table:table-cell>
          <table:table-cell office:value-type="float" office:value="6.31" calcext:value-type="float">
            <text:p>6.3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7.954447759631" calcext:value-type="float">
            <text:p>158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5.19409165866568" calcext:value-type="float">
            <text:p>5.19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741-3902299</text:p>
          </table:table-cell>
          <table:table-cell table:style-name="ce6" office:value-type="string" calcext:value-type="string">
            <text:p>J16102741</text:p>
          </table:table-cell>
          <table:table-cell office:value-type="float" office:value="6.9614" calcext:value-type="float">
            <text:p>6.96</text:p>
          </table:table-cell>
          <table:table-cell office:value-type="float" office:value="0.7679" calcext:value-type="float">
            <text:p>0.77</text:p>
          </table:table-cell>
          <table:table-cell office:value-type="string" calcext:value-type="string">
            <text:p>avg</text:p>
          </table:table-cell>
          <table:table-cell office:value-type="float" office:value="142.737769138481" calcext:value-type="float">
            <text:p>14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table:formula="of:=0.59+3*0.27" office:value-type="float" office:value="1.4" calcext:value-type="float">
            <text:p>1.4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955-3922144</text:p>
          </table:table-cell>
          <table:table-cell table:style-name="ce6" office:value-type="string" calcext:value-type="string">
            <text:p>J16102955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2895642094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B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2.052899438602" calcext:value-type="float">
            <text:p>162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A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951171943662" calcext:value-type="float">
            <text:p>162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5088637834782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15979-3823383</text:p>
          </table:table-cell>
          <table:table-cell table:style-name="ce6" office:value-type="string" calcext:value-type="string">
            <text:p>J16115979</text:p>
          </table:table-cell>
          <table:table-cell office:value-type="float" office:value="6.08" calcext:value-type="float">
            <text:p>6.0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63.450071982093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formula="of:=0.09+3*0.18" office:value-type="float" office:value="0.63" calcext:value-type="float">
            <text:p>0.6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0445-3809589</text:p>
          </table:table-cell>
          <table:table-cell table:style-name="ce6" office:value-type="string" calcext:value-type="string">
            <text:p>J16120445</text:p>
          </table:table-cell>
          <table:table-cell office:value-type="float" office:value="6.2556" calcext:value-type="float">
            <text:p>6.26</text:p>
          </table:table-cell>
          <table:table-cell office:value-type="float" office:value="0.6294" calcext:value-type="float">
            <text:p>0.63</text:p>
          </table:table-cell>
          <table:table-cell office:value-type="string" calcext:value-type="string">
            <text:p>avg</text:p>
          </table:table-cell>
          <table:table-cell office:value-type="float" office:value="158.338878212947" calcext:value-type="float">
            <text:p>158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4373-3815031</text:p>
          </table:table-cell>
          <table:table-cell table:style-name="ce6" office:value-type="string" calcext:value-type="string">
            <text:p>J16124373</text:p>
          </table:table-cell>
          <table:table-cell office:value-type="float" office:value="6.26" calcext:value-type="float">
            <text:p>6.2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258041198397" calcext:value-type="float">
            <text:p>15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757872985462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34410-3736462</text:p>
          </table:table-cell>
          <table:table-cell table:style-name="ce6" office:value-type="string" calcext:value-type="string">
            <text:p>J16134410</text:p>
          </table:table-cell>
          <table:table-cell office:value-type="float" office:value="6.25" calcext:value-type="float">
            <text:p>6.2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9.557735962277" calcext:value-type="float">
            <text:p>159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2141610970294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J10533978-7712338</text:p>
          </table:table-cell>
          <table:table-cell table:style-name="ce7" office:value-type="string" calcext:value-type="string">
            <text:p>J10533978</text:p>
          </table:table-cell>
          <table:table-cell office:value-type="float" office:value="5.2134" calcext:value-type="float">
            <text:p>5.21</text:p>
          </table:table-cell>
          <table:table-cell office:value-type="float" office:value="0.102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0555973-7724399</text:p>
          </table:table-cell>
          <table:table-cell table:style-name="ce7" office:value-type="string" calcext:value-type="string">
            <text:p>SX_Cha</text:p>
          </table:table-cell>
          <table:table-cell office:value-type="float" office:value="5.4026" calcext:value-type="float">
            <text:p>5.40</text:p>
          </table:table-cell>
          <table:table-cell office:value-type="float" office:value="0.0312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0561638-7630530</text:p>
          </table:table-cell>
          <table:table-cell table:style-name="ce7" office:value-type="string" calcext:value-type="string">
            <text:p>ESO-Ha_553</text:p>
          </table:table-cell>
          <table:table-cell office:value-type="float" office:value="5.0895" calcext:value-type="float">
            <text:p>5.09</text:p>
          </table:table-cell>
          <table:table-cell office:value-type="float" office:value="0.105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0563044-7711393</text:p>
          </table:table-cell>
          <table:table-cell table:style-name="ce7" office:value-type="string" calcext:value-type="string">
            <text:p>SY_Cha</text:p>
          </table:table-cell>
          <table:table-cell office:value-type="float" office:value="5.4619" calcext:value-type="float">
            <text:p>5.46</text:p>
          </table:table-cell>
          <table:table-cell office:value-type="float" office:value="0.0193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7.58" calcext:value-type="float">
            <text:p>117.58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72" calcext:value-type="float">
            <text:p>172.00</text:p>
          </table:table-cell>
          <table:table-cell office:value-type="string" calcext:value-type="string">
            <text:p>Henning93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Lommen0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0574219-7659356</text:p>
          </table:table-cell>
          <table:table-cell table:style-name="ce7" office:value-type="string" calcext:value-type="string">
            <text:p>Sz_4</text:p>
          </table:table-cell>
          <table:table-cell office:value-type="float" office:value="6.8361" calcext:value-type="float">
            <text:p>6.84</text:p>
          </table:table-cell>
          <table:table-cell office:value-type="float" office:value="1.1985" calcext:value-type="float">
            <text:p>1.20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0580597-7711501</text:p>
          </table:table-cell>
          <table:table-cell table:style-name="ce7" office:value-type="string" calcext:value-type="string">
            <text:p>J10580597</text:p>
          </table:table-cell>
          <table:table-cell office:value-type="float" office:value="5.3599" calcext:value-type="float">
            <text:p>5.36</text:p>
          </table:table-cell>
          <table:table-cell office:value-type="float" office:value="0.104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0581677-7717170</text:p>
          </table:table-cell>
          <table:table-cell table:style-name="ce7" office:value-type="string" calcext:value-type="string">
            <text:p>SZ_Cha</text:p>
          </table:table-cell>
          <table:table-cell office:value-type="float" office:value="5.2675" calcext:value-type="float">
            <text:p>5.27</text:p>
          </table:table-cell>
          <table:table-cell office:value-type="float" office:value="0.041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0.18" calcext:value-type="float">
            <text:p>310.18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0590108-7722407</text:p>
          </table:table-cell>
          <table:table-cell table:style-name="ce7" office:value-type="string" calcext:value-type="string">
            <text:p>TW_Cha</text:p>
          </table:table-cell>
          <table:table-cell office:value-type="float" office:value="5.3992" calcext:value-type="float">
            <text:p>5.40</text:p>
          </table:table-cell>
          <table:table-cell office:value-type="float" office:value="0.0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5.34" calcext:value-type="float">
            <text:p>65.3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0590699-7701404</text:p>
          </table:table-cell>
          <table:table-cell table:style-name="ce7" office:value-type="string" calcext:value-type="string">
            <text:p>CR_Cha</text:p>
          </table:table-cell>
          <table:table-cell office:value-type="float" office:value="5.3339" calcext:value-type="float">
            <text:p>5.33</text:p>
          </table:table-cell>
          <table:table-cell office:value-type="float" office:value="0.022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2.18" calcext:value-type="float">
            <text:p>442.1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04022-7619280</text:p>
          </table:table-cell>
          <table:table-cell table:style-name="ce7" office:value-type="string" calcext:value-type="string">
            <text:p>Sz_8</text:p>
          </table:table-cell>
          <table:table-cell office:value-type="float" office:value="5.2209" calcext:value-type="float">
            <text:p>5.22</text:p>
          </table:table-cell>
          <table:table-cell office:value-type="float" office:value="0.042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9.75" calcext:value-type="float">
            <text:p>69.7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22491-7733357</text:p>
          </table:table-cell>
          <table:table-cell table:style-name="ce7" office:value-type="string" calcext:value-type="string">
            <text:p>CS_Cha</text:p>
          </table:table-cell>
          <table:table-cell office:value-type="float" office:value="5.6733" calcext:value-type="float">
            <text:p>5.67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25.68" calcext:value-type="float">
            <text:p>225.68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23265-7729129</text:p>
          </table:table-cell>
          <table:table-cell table:style-name="ce7" office:value-type="string" calcext:value-type="string">
            <text:p>Hn_1</text:p>
          </table:table-cell>
          <table:table-cell office:value-type="float" office:value="5.1191" calcext:value-type="float">
            <text:p>5.12</text:p>
          </table:table-cell>
          <table:table-cell office:value-type="float" office:value="0.1614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25504-7721508</text:p>
          </table:table-cell>
          <table:table-cell table:style-name="ce7" office:value-type="string" calcext:value-type="string">
            <text:p>Sz_10</text:p>
          </table:table-cell>
          <table:table-cell office:value-type="float" office:value="5.4872" calcext:value-type="float">
            <text:p>5.49</text:p>
          </table:table-cell>
          <table:table-cell office:value-type="float" office:value="0.045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40425-7639328</text:p>
          </table:table-cell>
          <table:table-cell table:style-name="ce7" office:value-type="string" calcext:value-type="string">
            <text:p>ESO-Ha_557</text:p>
          </table:table-cell>
          <table:table-cell office:value-type="float" office:value="5.1999" calcext:value-type="float">
            <text:p>5.20</text:p>
          </table:table-cell>
          <table:table-cell office:value-type="float" office:value="0.0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40909-7627193</text:p>
          </table:table-cell>
          <table:table-cell table:style-name="ce7" office:value-type="string" calcext:value-type="string">
            <text:p>CT_Cha_A</text:p>
          </table:table-cell>
          <table:table-cell office:value-type="float" office:value="5.2144" calcext:value-type="float">
            <text:p>5.21</text:p>
          </table:table-cell>
          <table:table-cell office:value-type="float" office:value="0.021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4.78" calcext:value-type="float">
            <text:p>104.78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44258-7741571</text:p>
          </table:table-cell>
          <table:table-cell table:style-name="ce7" office:value-type="string" calcext:value-type="string">
            <text:p>ISO-ChaI_52</text:p>
          </table:table-cell>
          <table:table-cell office:value-type="float" office:value="5.1773" calcext:value-type="float">
            <text:p>5.18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45701-7715569</text:p>
          </table:table-cell>
          <table:table-cell table:style-name="ce7" office:value-type="string" calcext:value-type="string">
            <text:p>Sz_13</text:p>
          </table:table-cell>
          <table:table-cell office:value-type="float" office:value="5.1425" calcext:value-type="float">
            <text:p>5.14</text:p>
          </table:table-cell>
          <table:table-cell office:value-type="float" office:value="0.0844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62554-7633418</text:p>
          </table:table-cell>
          <table:table-cell table:style-name="ce7" office:value-type="string" calcext:value-type="string">
            <text:p>ESO-Ha_559</text:p>
          </table:table-cell>
          <table:table-cell office:value-type="float" office:value="4.7778" calcext:value-type="float">
            <text:p>4.78</text:p>
          </table:table-cell>
          <table:table-cell office:value-type="float" office:value="0.118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6.05" calcext:value-type="float">
            <text:p>46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62942-7724586</text:p>
          </table:table-cell>
          <table:table-cell table:style-name="ce7" office:value-type="string" calcext:value-type="string">
            <text:p>J11062942</text:p>
          </table:table-cell>
          <table:table-cell office:value-type="float" office:value="5.4331" calcext:value-type="float">
            <text:p>5.43</text:p>
          </table:table-cell>
          <table:table-cell office:value-type="float" office:value="0.5071" calcext:value-type="float">
            <text:p>0.51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table:formula="of:=0.25+3*0.16" office:value-type="float" office:value="0.73" calcext:value-type="float">
            <text:p>0.73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63276-7625210</text:p>
          </table:table-cell>
          <table:table-cell table:style-name="ce7" office:value-type="string" calcext:value-type="string">
            <text:p>CHSM_7869</text:p>
          </table:table-cell>
          <table:table-cell office:value-type="float" office:value="5.3437" calcext:value-type="float">
            <text:p>5.34</text:p>
          </table:table-cell>
          <table:table-cell office:value-type="float" office:value="0.2035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63945-7736052</text:p>
          </table:table-cell>
          <table:table-cell table:style-name="ce7" office:value-type="string" calcext:value-type="string">
            <text:p>ISO-ChaI_79</text:p>
          </table:table-cell>
          <table:table-cell office:value-type="float" office:value="4.8833" calcext:value-type="float">
            <text:p>4.88</text:p>
          </table:table-cell>
          <table:table-cell office:value-type="float" office:value="0.5161" calcext:value-type="float">
            <text:p>0.5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64180-7635489</text:p>
          </table:table-cell>
          <table:table-cell table:style-name="ce7" office:value-type="string" calcext:value-type="string">
            <text:p>GX_Cha</text:p>
          </table:table-cell>
          <table:table-cell office:value-type="float" office:value="5.1207" calcext:value-type="float">
            <text:p>5.12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64510-7727023</text:p>
          </table:table-cell>
          <table:table-cell table:style-name="ce7" office:value-type="string" calcext:value-type="string">
            <text:p>UX_Cha</text:p>
          </table:table-cell>
          <table:table-cell office:value-type="float" office:value="5.3917" calcext:value-type="float">
            <text:p>5.39</text:p>
          </table:table-cell>
          <table:table-cell office:value-type="float" office:value="0.037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8.46" calcext:value-type="float">
            <text:p>28.4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65906-7718535</text:p>
          </table:table-cell>
          <table:table-cell table:style-name="ce7" office:value-type="string" calcext:value-type="string">
            <text:p>UY_Cha</text:p>
          </table:table-cell>
          <table:table-cell office:value-type="float" office:value="5.2538" calcext:value-type="float">
            <text:p>5.25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28" calcext:value-type="float">
            <text:p>24.28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65939-7530559</text:p>
          </table:table-cell>
          <table:table-cell table:style-name="ce7" office:value-type="string" calcext:value-type="string">
            <text:p>J11065939</text:p>
          </table:table-cell>
          <table:table-cell office:value-type="float" office:value="5.0958" calcext:value-type="float">
            <text:p>5.10</text:p>
          </table:table-cell>
          <table:table-cell office:value-type="float" office:value="0.1119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0925-7718471</text:p>
          </table:table-cell>
          <table:table-cell table:style-name="ce7" office:value-type="string" calcext:value-type="string">
            <text:p>ISO-ChaI_91</text:p>
          </table:table-cell>
          <table:table-cell office:value-type="float" office:value="5.2871" calcext:value-type="float">
            <text:p>5.29</text:p>
          </table:table-cell>
          <table:table-cell office:value-type="float" office:value="0.3863" calcext:value-type="float">
            <text:p>0.39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07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1181-7625501</text:p>
          </table:table-cell>
          <table:table-cell table:style-name="ce7" office:value-type="string" calcext:value-type="string">
            <text:p>CHSM_9484</text:p>
          </table:table-cell>
          <table:table-cell office:value-type="float" office:value="5.013" calcext:value-type="float">
            <text:p>5.01</text:p>
          </table:table-cell>
          <table:table-cell office:value-type="float" office:value="0.109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table:formula="of:=0.51" office:value-type="float" office:value="0.51" calcext:value-type="float">
            <text:p>0.51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1206-7632232</text:p>
          </table:table-cell>
          <table:table-cell table:style-name="ce7" office:value-type="string" calcext:value-type="string">
            <text:p>UZ_Cha</text:p>
          </table:table-cell>
          <table:table-cell office:value-type="float" office:value="5.1085" calcext:value-type="float">
            <text:p>5.11</text:p>
          </table:table-cell>
          <table:table-cell office:value-type="float" office:value="0.02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a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1330-7743498</text:p>
          </table:table-cell>
          <table:table-cell table:style-name="ce7" office:value-type="string" calcext:value-type="string">
            <text:p>ISO-ChaI_93</text:p>
          </table:table-cell>
          <table:table-cell office:value-type="float" office:value="5.7646" calcext:value-type="float">
            <text:p>5.76</text:p>
          </table:table-cell>
          <table:table-cell office:value-type="float" office:value="0.2227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4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1860-7732516</text:p>
          </table:table-cell>
          <table:table-cell table:style-name="ce7" office:value-type="string" calcext:value-type="string">
            <text:p>ISO-ChaI_98</text:p>
          </table:table-cell>
          <table:table-cell office:value-type="float" office:value="5.0357" calcext:value-type="float">
            <text:p>5.04</text:p>
          </table:table-cell>
          <table:table-cell office:value-type="float" office:value="0.3132" calcext:value-type="float">
            <text:p>0.3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2074-7738073</text:p>
          </table:table-cell>
          <table:table-cell table:style-name="ce7" office:value-type="string" calcext:value-type="string">
            <text:p>T26</text:p>
          </table:table-cell>
          <table:table-cell office:value-type="float" office:value="5.246017" calcext:value-type="float">
            <text:p>5.25</text:p>
          </table:table-cell>
          <table:table-cell office:value-type="float" office:value="0.029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6.36" calcext:value-type="float">
            <text:p>26.3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2825-7652118</text:p>
          </table:table-cell>
          <table:table-cell table:style-name="ce7" office:value-type="string" calcext:value-type="string">
            <text:p>VV_Cha</text:p>
          </table:table-cell>
          <table:table-cell office:value-type="float" office:value="5.4881" calcext:value-type="float">
            <text:p>5.49</text:p>
          </table:table-cell>
          <table:table-cell office:value-type="float" office:value="0.9258" calcext:value-type="float">
            <text:p>0.93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4245-7733593</text:p>
          </table:table-cell>
          <table:table-cell table:style-name="ce7" office:value-type="string" calcext:value-type="string">
            <text:p>HK_Cha</text:p>
          </table:table-cell>
          <table:table-cell office:value-type="float" office:value="5.299" calcext:value-type="float">
            <text:p>5.30</text:p>
          </table:table-cell>
          <table:table-cell office:value-type="float" office:value="0.336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4366-7739411</text:p>
          </table:table-cell>
          <table:table-cell table:style-name="ce7" office:value-type="string" calcext:value-type="string">
            <text:p>FI_Cha</text:p>
          </table:table-cell>
          <table:table-cell office:value-type="float" office:value="5.1332" calcext:value-type="float">
            <text:p>5.13</text:p>
          </table:table-cell>
          <table:table-cell office:value-type="float" office:value="0.057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8.87" calcext:value-type="float">
            <text:p>28.87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7.27" calcext:value-type="float">
            <text:p>107.27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4656-7615174</text:p>
          </table:table-cell>
          <table:table-cell table:style-name="ce7" office:value-type="string" calcext:value-type="string">
            <text:p>CHSM_10862</text:p>
          </table:table-cell>
          <table:table-cell office:value-type="float" office:value="5.1489" calcext:value-type="float">
            <text:p>5.15</text:p>
          </table:table-cell>
          <table:table-cell office:value-type="float" office:value="0.1979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5730-7717262</text:p>
          </table:table-cell>
          <table:table-cell table:style-name="ce7" office:value-type="string" calcext:value-type="string">
            <text:p>HM_Cha</text:p>
          </table:table-cell>
          <table:table-cell office:value-type="float" office:value="5.3448" calcext:value-type="float">
            <text:p>5.34</text:p>
          </table:table-cell>
          <table:table-cell office:value-type="float" office:value="0.3311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5792-7738449</text:p>
          </table:table-cell>
          <table:table-cell table:style-name="ce7" office:value-type="string" calcext:value-type="string">
            <text:p>FK_Cha</text:p>
          </table:table-cell>
          <table:table-cell office:value-type="float" office:value="6.1278" calcext:value-type="float">
            <text:p>6.13</text:p>
          </table:table-cell>
          <table:table-cell office:value-type="float" office:value="0.2969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9.85" calcext:value-type="float">
            <text:p>19.85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75809-7742413</text:p>
          </table:table-cell>
          <table:table-cell table:style-name="ce7" office:value-type="string" calcext:value-type="string">
            <text:p>HN_Cha</text:p>
          </table:table-cell>
          <table:table-cell office:value-type="float" office:value="5.4213" calcext:value-type="float">
            <text:p>5.42</text:p>
          </table:table-cell>
          <table:table-cell office:value-type="float" office:value="0.072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0002-7717304</text:p>
          </table:table-cell>
          <table:table-cell table:style-name="ce7" office:value-type="string" calcext:value-type="string">
            <text:p>CHXR_30A</text:p>
          </table:table-cell>
          <table:table-cell office:value-type="float" office:value="3.9477" calcext:value-type="float">
            <text:p>3.95</text:p>
          </table:table-cell>
          <table:table-cell office:value-type="float" office:value="0.4079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0148-7742288</text:p>
          </table:table-cell>
          <table:table-cell table:style-name="ce7" office:value-type="string" calcext:value-type="string">
            <text:p>VW_Cha</text:p>
          </table:table-cell>
          <table:table-cell office:value-type="float" office:value="5.3966" calcext:value-type="float">
            <text:p>5.40</text:p>
          </table:table-cell>
          <table:table-cell office:value-type="float" office:value="0.165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.37" calcext:value-type="float">
            <text:p>44.3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0297-7738425</text:p>
          </table:table-cell>
          <table:table-cell table:style-name="ce7" office:value-type="string" calcext:value-type="string">
            <text:p>ESO-Ha_562</text:p>
          </table:table-cell>
          <table:table-cell office:value-type="float" office:value="5.3599" calcext:value-type="float">
            <text:p>5.36</text:p>
          </table:table-cell>
          <table:table-cell office:value-type="float" office:value="0.1776" calcext:value-type="float">
            <text:p>0.18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2.24" calcext:value-type="float">
            <text:p>102.2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1509-7733531</text:p>
          </table:table-cell>
          <table:table-cell table:style-name="ce7" office:value-type="string" calcext:value-type="string">
            <text:p>HP_Cha</text:p>
          </table:table-cell>
          <table:table-cell office:value-type="float" office:value="5.2489" calcext:value-type="float">
            <text:p>5.25</text:p>
          </table:table-cell>
          <table:table-cell office:value-type="float" office:value="0.06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9.29" calcext:value-type="float">
            <text:p>209.29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1850-7730408</text:p>
          </table:table-cell>
          <table:table-cell table:style-name="ce7" office:value-type="string" calcext:value-type="string">
            <text:p>ISO-ChaI_138</text:p>
          </table:table-cell>
          <table:table-cell office:value-type="float" office:value="5.3865" calcext:value-type="float">
            <text:p>5.39</text:p>
          </table:table-cell>
          <table:table-cell office:value-type="float" office:value="0.214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table:formula="of:=0.26+0.48" office:value-type="float" office:value="0.74" calcext:value-type="float">
            <text:p>0.74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2238-7730277</text:p>
          </table:table-cell>
          <table:table-cell table:style-name="ce7" office:value-type="string" calcext:value-type="string">
            <text:p>ISO-ChaI_143</text:p>
          </table:table-cell>
          <table:table-cell office:value-type="float" office:value="5.1738" calcext:value-type="float">
            <text:p>5.17</text:p>
          </table:table-cell>
          <table:table-cell office:value-type="float" office:value="0.123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table:formula="of:=0.23+0.48" office:value-type="float" office:value="0.71" calcext:value-type="float">
            <text:p>0.71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2570-7716396</text:p>
          </table:table-cell>
          <table:table-cell table:style-name="ce7" office:value-type="string" calcext:value-type="string">
            <text:p>J11082570</text:p>
          </table:table-cell>
          <table:table-cell office:value-type="float" office:value="5.2638" calcext:value-type="float">
            <text:p>5.26</text:p>
          </table:table-cell>
          <table:table-cell office:value-type="float" office:value="0.5473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table:formula="of:=0.23+0.45" office:value-type="float" office:value="0.68" calcext:value-type="float">
            <text:p>0.68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2650-7715550</text:p>
          </table:table-cell>
          <table:table-cell table:style-name="ce7" office:value-type="string" calcext:value-type="string">
            <text:p>ISO-ChaI_147</text:p>
          </table:table-cell>
          <table:table-cell office:value-type="float" office:value="5.0001" calcext:value-type="float">
            <text:p>5.00</text:p>
          </table:table-cell>
          <table:table-cell office:value-type="float" office:value="0.1892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3905-7716042</text:p>
          </table:table-cell>
          <table:table-cell table:style-name="ce7" office:value-type="string" calcext:value-type="string">
            <text:p>FL_Cha</text:p>
          </table:table-cell>
          <table:table-cell office:value-type="float" office:value="5.309" calcext:value-type="float">
            <text:p>5.31</text:p>
          </table:table-cell>
          <table:table-cell office:value-type="float" office:value="0.055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3952-7734166</text:p>
          </table:table-cell>
          <table:table-cell table:style-name="ce7" office:value-type="string" calcext:value-type="string">
            <text:p>HQ_Cha</text:p>
          </table:table-cell>
          <table:table-cell office:value-type="float" office:value="5.5765" calcext:value-type="float">
            <text:p>5.58</text:p>
          </table:table-cell>
          <table:table-cell office:value-type="float" office:value="0.132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5090-7625135</text:p>
          </table:table-cell>
          <table:table-cell table:style-name="ce7" office:value-type="string" calcext:value-type="string">
            <text:p>Sz_28</text:p>
          </table:table-cell>
          <table:table-cell office:value-type="float" office:value="5.1874" calcext:value-type="float">
            <text:p>5.19</text:p>
          </table:table-cell>
          <table:table-cell office:value-type="float" office:value="0.077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5367-7521359</text:p>
          </table:table-cell>
          <table:table-cell table:style-name="ce7" office:value-type="string" calcext:value-type="string">
            <text:p>J11085367</text:p>
          </table:table-cell>
          <table:table-cell office:value-type="float" office:value="5.3115" calcext:value-type="float">
            <text:p>5.31</text:p>
          </table:table-cell>
          <table:table-cell office:value-type="float" office:value="0.023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5464-7702129</text:p>
          </table:table-cell>
          <table:table-cell table:style-name="ce7" office:value-type="string" calcext:value-type="string">
            <text:p>VY_Cha</text:p>
          </table:table-cell>
          <table:table-cell office:value-type="float" office:value="5.3761" calcext:value-type="float">
            <text:p>5.38</text:p>
          </table:table-cell>
          <table:table-cell office:value-type="float" office:value="0.053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a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85497-7632410</text:p>
          </table:table-cell>
          <table:table-cell table:style-name="ce7" office:value-type="string" calcext:value-type="string">
            <text:p>HS_Cha</text:p>
          </table:table-cell>
          <table:table-cell office:value-type="float" office:value="5.1374" calcext:value-type="float">
            <text:p>5.14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1812-7630292</text:p>
          </table:table-cell>
          <table:table-cell table:style-name="ce7" office:value-type="string" calcext:value-type="string">
            <text:p>HU_Cha</text:p>
          </table:table-cell>
          <table:table-cell office:value-type="float" office:value="5.3295" calcext:value-type="float">
            <text:p>5.33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2266-7634320</text:p>
          </table:table-cell>
          <table:table-cell table:style-name="ce7" office:value-type="string" calcext:value-type="string">
            <text:p>HV_Cha</text:p>
          </table:table-cell>
          <table:table-cell office:value-type="float" office:value="4.92" calcext:value-type="float">
            <text:p>4.92</text:p>
          </table:table-cell>
          <table:table-cell office:value-type="float" office:value="0.2003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2379-7623207</text:p>
          </table:table-cell>
          <table:table-cell table:style-name="ce7" office:value-type="string" calcext:value-type="string">
            <text:p>VZ_Cha</text:p>
          </table:table-cell>
          <table:table-cell office:value-type="float" office:value="5.2001" calcext:value-type="float">
            <text:p>5.20</text:p>
          </table:table-cell>
          <table:table-cell office:value-type="float" office:value="0.02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3.11" calcext:value-type="float">
            <text:p>123.1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4260-7725578</text:p>
          </table:table-cell>
          <table:table-cell table:style-name="ce7" office:value-type="string" calcext:value-type="string">
            <text:p>ISO-ChaI_200</text:p>
          </table:table-cell>
          <table:table-cell office:value-type="float" office:value="5.3273" calcext:value-type="float">
            <text:p>5.33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4621-7634463</text:p>
          </table:table-cell>
          <table:table-cell table:style-name="ce7" office:value-type="string" calcext:value-type="string">
            <text:p>Hn_10e</text:p>
          </table:table-cell>
          <table:table-cell office:value-type="float" office:value="5.1272" calcext:value-type="float">
            <text:p>5.13</text:p>
          </table:table-cell>
          <table:table-cell office:value-type="float" office:value="0.075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73" calcext:value-type="float">
            <text:p>4.7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4742-7726290</text:p>
          </table:table-cell>
          <table:table-cell table:style-name="ce7" office:value-type="string" calcext:value-type="string">
            <text:p>BYB_43</text:p>
          </table:table-cell>
          <table:table-cell office:value-type="float" office:value="5.1825" calcext:value-type="float">
            <text:p>5.18</text:p>
          </table:table-cell>
          <table:table-cell office:value-type="float" office:value="0.1429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7.85" calcext:value-type="float">
            <text:p>147.85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5215-7639128</text:p>
          </table:table-cell>
          <table:table-cell table:style-name="ce7" office:value-type="string" calcext:value-type="string">
            <text:p>ISO-ChaI_217</text:p>
          </table:table-cell>
          <table:table-cell office:value-type="float" office:value="4.1642" calcext:value-type="float">
            <text:p>4.16</text:p>
          </table:table-cell>
          <table:table-cell office:value-type="float" office:value="0.2203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5336-7728365</text:p>
          </table:table-cell>
          <table:table-cell table:style-name="ce7" office:value-type="string" calcext:value-type="string">
            <text:p>ISO-ChaI_220</text:p>
          </table:table-cell>
          <table:table-cell office:value-type="float" office:value="5.3679" calcext:value-type="float">
            <text:p>5.37</text:p>
          </table:table-cell>
          <table:table-cell office:value-type="float" office:value="0.4623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formula="of:=0.29+0.48" office:value-type="float" office:value="0.77" calcext:value-type="float">
            <text:p>0.77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5340-7634255</text:p>
          </table:table-cell>
          <table:table-cell table:style-name="ce7" office:value-type="string" calcext:value-type="string">
            <text:p>FM_Cha</text:p>
          </table:table-cell>
          <table:table-cell office:value-type="float" office:value="4.9514" calcext:value-type="float">
            <text:p>4.95</text:p>
          </table:table-cell>
          <table:table-cell office:value-type="float" office:value="0.1526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.1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5407-7629253</text:p>
          </table:table-cell>
          <table:table-cell table:style-name="ce7" office:value-type="string" calcext:value-type="string">
            <text:p>HX_Cha</text:p>
          </table:table-cell>
          <table:table-cell office:value-type="float" office:value="4.7145" calcext:value-type="float">
            <text:p>4.71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0.49" calcext:value-type="float">
            <text:p>30.49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095873-7737088</text:p>
          </table:table-cell>
          <table:table-cell table:style-name="ce7" office:value-type="string" calcext:value-type="string">
            <text:p>WX_Cha</text:p>
          </table:table-cell>
          <table:table-cell office:value-type="float" office:value="5.2276" calcext:value-type="float">
            <text:p>5.23</text:p>
          </table:table-cell>
          <table:table-cell office:value-type="float" office:value="0.077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.8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0010-7634578</text:p>
          </table:table-cell>
          <table:table-cell table:style-name="ce7" office:value-type="string" calcext:value-type="string">
            <text:p>WW_Cha</text:p>
          </table:table-cell>
          <table:table-cell office:value-type="float" office:value="5.2062" calcext:value-type="float">
            <text:p>5.21</text:p>
          </table:table-cell>
          <table:table-cell office:value-type="float" office:value="0.035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363.47" calcext:value-type="float">
            <text:p>1363.4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0369-7633291</text:p>
          </table:table-cell>
          <table:table-cell table:style-name="ce7" office:value-type="string" calcext:value-type="string">
            <text:p>Hn_11</text:p>
          </table:table-cell>
          <table:table-cell office:value-type="float" office:value="4.9748" calcext:value-type="float">
            <text:p>4.97</text:p>
          </table:table-cell>
          <table:table-cell office:value-type="float" office:value="0.0785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83" calcext:value-type="float">
            <text:p>9.8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0469-7635452</text:p>
          </table:table-cell>
          <table:table-cell table:style-name="ce7" office:value-type="string" calcext:value-type="string">
            <text:p>FN_Cha</text:p>
          </table:table-cell>
          <table:table-cell office:value-type="float" office:value="5.1281" calcext:value-type="float">
            <text:p>5.13</text:p>
          </table:table-cell>
          <table:table-cell office:value-type="float" office:value="0.0245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73" calcext:value-type="float">
            <text:p>7.7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0704-7629376</text:p>
          </table:table-cell>
          <table:table-cell table:style-name="ce7" office:value-type="string" calcext:value-type="string">
            <text:p>WY_Cha</text:p>
          </table:table-cell>
          <table:table-cell office:value-type="float" office:value="5.5677" calcext:value-type="float">
            <text:p>5.57</text:p>
          </table:table-cell>
          <table:table-cell office:value-type="float" office:value="0.2824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0785-7727480</text:p>
          </table:table-cell>
          <table:table-cell table:style-name="ce7" office:value-type="string" calcext:value-type="string">
            <text:p>ISO-ChaI_235</text:p>
          </table:table-cell>
          <table:table-cell office:value-type="float" office:value="5.0017" calcext:value-type="float">
            <text:p>5.00</text:p>
          </table:table-cell>
          <table:table-cell office:value-type="float" office:value="0.3243" calcext:value-type="float">
            <text:p>0.3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1141-7635292</text:p>
          </table:table-cell>
          <table:table-cell table:style-name="ce7" office:value-type="string" calcext:value-type="string">
            <text:p>ISO-ChaI_237</text:p>
          </table:table-cell>
          <table:table-cell office:value-type="float" office:value="5.1184" calcext:value-type="float">
            <text:p>5.12</text:p>
          </table:table-cell>
          <table:table-cell office:value-type="float" office:value="0.054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3.82" calcext:value-type="float">
            <text:p>73.8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3801-7732399</text:p>
          </table:table-cell>
          <table:table-cell table:style-name="ce7" office:value-type="string" calcext:value-type="string">
            <text:p>Glass_Q</text:p>
          </table:table-cell>
          <table:table-cell office:value-type="float" office:value="5.3087" calcext:value-type="float">
            <text:p>5.31</text:p>
          </table:table-cell>
          <table:table-cell office:value-type="float" office:value="0.4427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4141-7720480</text:p>
          </table:table-cell>
          <table:table-cell table:style-name="ce7" office:value-type="string" calcext:value-type="string">
            <text:p>ISO-ChaI_252</text:p>
          </table:table-cell>
          <table:table-cell office:value-type="float" office:value="4.8966" calcext:value-type="float">
            <text:p>4.90</text:p>
          </table:table-cell>
          <table:table-cell office:value-type="float" office:value="0.286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4959-7717517</text:p>
          </table:table-cell>
          <table:table-cell table:style-name="ce7" office:value-type="string" calcext:value-type="string">
            <text:p>FO_Cha</text:p>
          </table:table-cell>
          <table:table-cell office:value-type="float" office:value="5.4006" calcext:value-type="float">
            <text:p>5.4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8.37" calcext:value-type="float">
            <text:p>58.37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5333-7634319</text:p>
          </table:table-cell>
          <table:table-cell table:style-name="ce7" office:value-type="string" calcext:value-type="string">
            <text:p>WZ_Cha</text:p>
          </table:table-cell>
          <table:table-cell office:value-type="float" office:value="5.1365" calcext:value-type="float">
            <text:p>5.1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.02" calcext:value-type="float">
            <text:p>31.02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5359-7725004</text:p>
          </table:table-cell>
          <table:table-cell table:style-name="ce7" office:value-type="string" calcext:value-type="string">
            <text:p>IK_Cha</text:p>
          </table:table-cell>
          <table:table-cell office:value-type="float" office:value="5.1079" calcext:value-type="float">
            <text:p>5.11</text:p>
          </table:table-cell>
          <table:table-cell office:value-type="float" office:value="0.2795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05597-7645325</text:p>
          </table:table-cell>
          <table:table-cell table:style-name="ce7" office:value-type="string" calcext:value-type="string">
            <text:p>Hn_13</text:p>
          </table:table-cell>
          <table:table-cell office:value-type="float" office:value="7.1313" calcext:value-type="float">
            <text:p>7.13</text:p>
          </table:table-cell>
          <table:table-cell office:value-type="float" office:value="0.7286" calcext:value-type="float">
            <text:p>0.7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11083-7641574</text:p>
          </table:table-cell>
          <table:table-cell table:style-name="ce7" office:value-type="string" calcext:value-type="string">
            <text:p>ESO-Ha_569</text:p>
          </table:table-cell>
          <table:table-cell office:value-type="float" office:value="5.1944" calcext:value-type="float">
            <text:p>5.19</text:p>
          </table:table-cell>
          <table:table-cell office:value-type="float" office:value="0.3733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4.27" calcext:value-type="float">
            <text:p>54.27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13965-7620152</text:p>
          </table:table-cell>
          <table:table-cell table:style-name="ce7" office:value-type="string" calcext:value-type="string">
            <text:p>XX_Cha</text:p>
          </table:table-cell>
          <table:table-cell office:value-type="float" office:value="5.2491" calcext:value-type="float">
            <text:p>5.25</text:p>
          </table:table-cell>
          <table:table-cell office:value-type="float" office:value="0.028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14632-7620092</text:p>
          </table:table-cell>
          <table:table-cell table:style-name="ce7" office:value-type="string" calcext:value-type="string">
            <text:p>CHX_18N</text:p>
          </table:table-cell>
          <table:table-cell office:value-type="float" office:value="5.1944" calcext:value-type="float">
            <text:p>5.19</text:p>
          </table:table-cell>
          <table:table-cell office:value-type="float" office:value="0.0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0351-7726009</text:p>
          </table:table-cell>
          <table:table-cell table:style-name="ce7" office:value-type="string" calcext:value-type="string">
            <text:p>IM_Cha</text:p>
          </table:table-cell>
          <table:table-cell office:value-type="float" office:value="5.3911" calcext:value-type="float">
            <text:p>5.39</text:p>
          </table:table-cell>
          <table:table-cell office:value-type="float" office:value="0.1097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0984-7634366</text:p>
          </table:table-cell>
          <table:table-cell table:style-name="ce7" office:value-type="string" calcext:value-type="string">
            <text:p>IN_Cha</text:p>
          </table:table-cell>
          <table:table-cell office:value-type="float" office:value="5.1752" calcext:value-type="float">
            <text:p>5.18</text:p>
          </table:table-cell>
          <table:table-cell office:value-type="float" office:value="0.050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2441-7637064</text:p>
          </table:table-cell>
          <table:table-cell table:style-name="ce7" office:value-type="string" calcext:value-type="string">
            <text:p>Sz_41</text:p>
          </table:table-cell>
          <table:table-cell office:value-type="float" office:value="5.1596" calcext:value-type="float">
            <text:p>5.16</text:p>
          </table:table-cell>
          <table:table-cell office:value-type="float" office:value="0.0207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a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2772-7644223</text:p>
          </table:table-cell>
          <table:table-cell table:style-name="ce7" office:value-type="string" calcext:value-type="string">
            <text:p>CV_Cha</text:p>
          </table:table-cell>
          <table:table-cell office:value-type="float" office:value="5.1749" calcext:value-type="float">
            <text:p>5.17</text:p>
          </table:table-cell>
          <table:table-cell office:value-type="float" office:value="0.026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9.05" calcext:value-type="float">
            <text:p>59.05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3092-7644241</text:p>
          </table:table-cell>
          <table:table-cell table:style-name="ce7" office:value-type="string" calcext:value-type="string">
            <text:p>CW_Cha</text:p>
          </table:table-cell>
          <table:table-cell office:value-type="float" office:value="5.102" calcext:value-type="float">
            <text:p>5.10</text:p>
          </table:table-cell>
          <table:table-cell office:value-type="float" office:value="0.046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4268-7722230</text:p>
          </table:table-cell>
          <table:table-cell table:style-name="ce7" office:value-type="string" calcext:value-type="string">
            <text:p>BYB_51</text:p>
          </table:table-cell>
          <table:table-cell office:value-type="float" office:value="4.9609" calcext:value-type="float">
            <text:p>4.96</text:p>
          </table:table-cell>
          <table:table-cell office:value-type="float" office:value="0.4142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4861-7647066</text:p>
          </table:table-cell>
          <table:table-cell table:style-name="ce7" office:value-type="string" calcext:value-type="string">
            <text:p>Hn_17</text:p>
          </table:table-cell>
          <table:table-cell office:value-type="float" office:value="5.2291" calcext:value-type="float">
            <text:p>5.23</text:p>
          </table:table-cell>
          <table:table-cell office:value-type="float" office:value="0.056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32446-7629227</text:p>
          </table:table-cell>
          <table:table-cell table:style-name="ce7" office:value-type="string" calcext:value-type="string">
            <text:p>Hn_18</text:p>
          </table:table-cell>
          <table:table-cell office:value-type="float" office:value="5.2764" calcext:value-type="float">
            <text:p>5.2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42454-7733062</text:p>
          </table:table-cell>
          <table:table-cell table:style-name="ce7" office:value-type="string" calcext:value-type="string">
            <text:p>Hn_21W</text:p>
          </table:table-cell>
          <table:table-cell office:value-type="float" office:value="5.2923" calcext:value-type="float">
            <text:p>5.29</text:p>
          </table:table-cell>
          <table:table-cell office:value-type="float" office:value="0.081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43" calcext:value-type="float">
            <text:p>7.4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60287-7624533</text:p>
          </table:table-cell>
          <table:table-cell table:style-name="ce7" office:value-type="string" calcext:value-type="string">
            <text:p>ESO-Ha_574</text:p>
          </table:table-cell>
          <table:table-cell office:value-type="float" office:value="4.7046" calcext:value-type="float">
            <text:p>4.70</text:p>
          </table:table-cell>
          <table:table-cell office:value-type="float" office:value="0.6075" calcext:value-type="float">
            <text:p>0.61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73700-7704381</text:p>
          </table:table-cell>
          <table:table-cell table:style-name="ce7" office:value-type="string" calcext:value-type="string">
            <text:p>Sz_45</text:p>
          </table:table-cell>
          <table:table-cell office:value-type="float" office:value="5.3085" calcext:value-type="float">
            <text:p>5.31</text:p>
          </table:table-cell>
          <table:table-cell office:value-type="float" office:value="0.024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75211-7629392</text:p>
          </table:table-cell>
          <table:table-cell table:style-name="ce7" office:value-type="string" calcext:value-type="string">
            <text:p>J11175211</text:p>
          </table:table-cell>
          <table:table-cell office:value-type="float" office:value="5.2097" calcext:value-type="float">
            <text:p>5.21</text:p>
          </table:table-cell>
          <table:table-cell office:value-type="float" office:value="0.06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31" calcext:value-type="float">
            <text:p>-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83572-7935548</text:p>
          </table:table-cell>
          <table:table-cell table:style-name="ce7" office:value-type="string" calcext:value-type="string">
            <text:p>J11183572</text:p>
          </table:table-cell>
          <table:table-cell office:value-type="float" office:value="10.5688" calcext:value-type="float">
            <text:p>10.57</text:p>
          </table:table-cell>
          <table:table-cell office:value-type="float" office:value="0.14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241186-7630425</text:p>
          </table:table-cell>
          <table:table-cell table:style-name="ce7" office:value-type="string" calcext:value-type="string">
            <text:p>J11241186</text:p>
          </table:table-cell>
          <table:table-cell office:value-type="float" office:value="5.4127" calcext:value-type="float">
            <text:p>5.41</text:p>
          </table:table-cell>
          <table:table-cell office:value-type="float" office:value="0.0718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432669-7804454</text:p>
          </table:table-cell>
          <table:table-cell table:style-name="ce7" office:value-type="string" calcext:value-type="string">
            <text:p>J11432669</text:p>
          </table:table-cell>
          <table:table-cell office:value-type="float" office:value="5.5361" calcext:value-type="float">
            <text:p>5.54</text:p>
          </table:table-cell>
          <table:table-cell office:value-type="float" office:value="0.5621" calcext:value-type="float">
            <text:p>0.5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.5" calcext:value-type="float">
            <text:p>0.50</text:p>
          </table:table-cell>
          <table:table-cell table:formula="of:=1.36+1.5" office:value-type="float" office:value="2.86" calcext:value-type="float">
            <text:p>2.86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 table:number-rows-repeated="104811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-</number:text>
      <number:number number:decimal-places="2" number:min-integer-digits="1"/>
      <style:map style:condition="value()&gt;=0" style:apply-style-name="N123P0"/>
    </number:number-style>
    <number:number-style style:name="N124P0" style:volatile="true">
      <number:number number:decimal-places="0" number:min-integer-digits="2"/>
    </number:number-style>
    <number:number-style style:name="N124">
      <style:text-properties fo:color="#ff0000"/>
      <number:text>-</number:text>
      <number:number number:decimal-places="0" number:min-integer-digits="2"/>
      <style:map style:condition="value()&gt;=0" style:apply-style-name="N124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16:17:32.151036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5-24T13:55:07.197251125</dc:date>
    <dc:creator>Sean Andrews</dc:creator>
    <meta:editing-duration>P6DT21H6M13S</meta:editing-duration>
    <meta:editing-cycles>198</meta:editing-cycles>
    <meta:document-statistic meta:table-count="1" meta:cell-count="16139" meta:object-count="0"/>
  </office:meta>
</office:document-meta>
</file>